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4" style:parent-style-name="Textbody" style:family="paragraph">
      <style:paragraph-properties fo:line-height="150%"/>
    </style:style>
    <style:style style:name="T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6" style:parent-style-name="Textbody" style:family="paragraph">
      <style:paragraph-properties fo:line-height="150%"/>
    </style:style>
    <style:style style:name="T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8" style:parent-style-name="Textbody" style:family="paragraph">
      <style:paragraph-properties fo:line-height="150%"/>
    </style:style>
    <style:style style:name="T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2" style:parent-style-name="Textbody" style:family="paragraph">
      <style:paragraph-properties fo:line-height="150%"/>
    </style:style>
    <style:style style:name="T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4" style:parent-style-name="Textbody" style:family="paragraph">
      <style:paragraph-properties fo:line-height="150%"/>
    </style:style>
    <style:style style:name="T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6" style:parent-style-name="Textbody" style:family="paragraph">
      <style:paragraph-properties fo:line-height="150%"/>
    </style:style>
    <style:style style:name="T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8" style:parent-style-name="Textbody" style:family="paragraph">
      <style:paragraph-properties fo:line-height="150%"/>
    </style:style>
    <style:style style:name="T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0" style:parent-style-name="Textbody" style:family="paragraph">
      <style:paragraph-properties fo:line-height="150%"/>
    </style:style>
    <style:style style:name="T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2" style:parent-style-name="Textbody" style:family="paragraph">
      <style:paragraph-properties fo:line-height="150%"/>
    </style:style>
    <style:style style:name="T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4" style:parent-style-name="Textbody" style:family="paragraph">
      <style:paragraph-properties fo:line-height="150%"/>
    </style:style>
    <style:style style:name="T5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" style:parent-style-name="Textbody" style:family="paragraph">
      <style:paragraph-properties fo:line-height="150%" fo:text-indent="0.4923in"/>
    </style:style>
    <style:style style:name="T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" style:parent-style-name="Textbody" style:family="paragraph">
      <style:paragraph-properties fo:line-height="150%" fo:text-indent="0.4923in"/>
    </style:style>
    <style:style style:name="T7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P7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7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" style:parent-style-name="Textbody" style:family="paragraph">
      <style:paragraph-properties fo:line-height="150%"/>
    </style:style>
    <style:style style:name="T8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8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8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6" style:parent-style-name="Textbody" style:family="paragraph">
      <style:paragraph-properties fo:line-height="150%" fo:text-indent="0.4923in"/>
    </style:style>
    <style:style style:name="T8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1" style:parent-style-name="Textbody" style:family="paragraph">
      <style:paragraph-properties fo:line-height="150%" fo:text-indent="0.4923in"/>
    </style:style>
    <style:style style:name="P92" style:parent-style-name="Textbody" style:family="paragraph">
      <style:paragraph-properties fo:line-height="150%" fo:text-indent="0.4923in"/>
    </style:style>
    <style:style style:name="P93" style:parent-style-name="Textbody" style:family="paragraph">
      <style:paragraph-properties fo:line-height="150%" fo:text-indent="0.4923in"/>
    </style:style>
    <style:style style:name="P94" style:parent-style-name="Textbody" style:family="paragraph">
      <style:paragraph-properties fo:line-height="150%" fo:text-indent="0.4923in"/>
    </style:style>
    <style:style style:name="P9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6" style:parent-style-name="Textbody" style:family="paragraph">
      <style:paragraph-properties fo:line-height="150%" fo:text-indent="0.4923in"/>
    </style:style>
    <style:style style:name="T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9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0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09" style:parent-style-name="Textbody" style:family="paragraph">
      <style:paragraph-properties fo:line-height="150%" fo:text-indent="0.4923in"/>
    </style:style>
    <style:style style:name="T11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2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3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4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1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1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19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1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2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2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2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1" style:parent-style-name="Textbody" style:family="paragraph">
      <style:paragraph-properties fo:line-height="150%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P13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3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39" style:parent-style-name="Textbody" style:family="paragraph">
      <style:paragraph-properties fo:line-height="150%" fo:text-indent="0.4923in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P14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4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47" style:parent-style-name="Textbody" style:family="paragraph">
      <style:paragraph-properties fo:line-height="150%" fo:text-indent="0.4923in"/>
    </style:style>
    <style:style style:name="T14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4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0" style:parent-style-name="Textbody" style:family="paragraph">
      <style:paragraph-properties fo:line-height="150%" fo:text-indent="0.4923in"/>
    </style:style>
    <style:style style:name="T15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6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7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8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59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0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1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2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63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65" style:parent-style-name="Textbody" style:family="paragraph">
      <style:paragraph-properties fo:line-height="150%" fo:text-indent="0.4923in"/>
      <style:text-properties fo:font-size="14pt" style:font-size-asian="14pt" style:font-size-complex="14pt"/>
    </style:style>
    <style:style style:name="P16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68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69" style:parent-style-name="Textbody" style:family="paragraph">
      <style:paragraph-properties fo:line-height="150%" fo:margin-left="0.2604in" fo:text-indent="0.2319in">
        <style:tab-stops/>
      </style:paragraph-properties>
      <style:text-properties fo:font-size="14pt" style:font-size-asian="14pt" style:font-size-complex="14pt"/>
    </style:style>
    <style:style style:name="P170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1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2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3" style:parent-style-name="Textbody" style:family="paragraph">
      <style:paragraph-properties fo:line-height="150%" fo:margin-left="0.5in">
        <style:tab-stops/>
      </style:paragraph-properties>
      <style:text-properties fo:font-size="14pt" style:font-size-asian="14pt" style:font-size-complex="14pt"/>
    </style:style>
    <style:style style:name="P174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17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78" style:parent-style-name="Textbody" style:family="paragraph">
      <style:paragraph-properties fo:line-height="150%" fo:text-indent="0.4923in"/>
    </style:style>
    <style:style style:name="T1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1" style:parent-style-name="Textbody" style:family="paragraph">
      <style:paragraph-properties fo:line-height="150%" fo:text-indent="0.4923in"/>
    </style:style>
    <style:style style:name="T18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8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86" style:parent-style-name="Textbody" style:family="paragraph">
      <style:paragraph-properties fo:line-height="150%" fo:text-indent="0.4923in"/>
    </style:style>
    <style:style style:name="T18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9" style:parent-style-name="Textbody" style:family="paragraph">
      <style:paragraph-properties fo:line-height="150%" fo:text-indent="0.4923in"/>
    </style:style>
    <style:style style:name="T19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1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195" style:parent-style-name="Textbody" style:family="paragraph">
      <style:paragraph-properties fo:line-height="150%" fo:text-indent="0.4923in"/>
    </style:style>
    <style:style style:name="T19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P20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2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20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TableColumn208" style:family="table-column">
      <style:table-column-properties style:column-width="0.5479in" style:use-optimal-column-width="false"/>
    </style:style>
    <style:style style:name="TableColumn209" style:family="table-column">
      <style:table-column-properties style:column-width="0.7048in" style:use-optimal-column-width="false"/>
    </style:style>
    <style:style style:name="TableColumn210" style:family="table-column">
      <style:table-column-properties style:column-width="0.3631in" style:use-optimal-column-width="false"/>
    </style:style>
    <style:style style:name="TableColumn211" style:family="table-column">
      <style:table-column-properties style:column-width="0.5847in" style:use-optimal-column-width="false"/>
    </style:style>
    <style:style style:name="TableColumn212" style:family="table-column">
      <style:table-column-properties style:column-width="0.518in" style:use-optimal-column-width="false"/>
    </style:style>
    <style:style style:name="TableColumn213" style:family="table-column">
      <style:table-column-properties style:column-width="1.4513in" style:use-optimal-column-width="false"/>
    </style:style>
    <style:style style:name="TableColumn214" style:family="table-column">
      <style:table-column-properties style:column-width="0.643in" style:use-optimal-column-width="false"/>
    </style:style>
    <style:style style:name="TableColumn215" style:family="table-column">
      <style:table-column-properties style:column-width="0.5666in" style:use-optimal-column-width="false"/>
    </style:style>
    <style:style style:name="TableColumn216" style:family="table-column">
      <style:table-column-properties style:column-width="0.5666in" style:use-optimal-column-width="false"/>
    </style:style>
    <style:style style:name="TableColumn217" style:family="table-column">
      <style:table-column-properties style:column-width="0.5666in" style:use-optimal-column-width="false"/>
    </style:style>
    <style:style style:name="TableColumn218" style:family="table-column">
      <style:table-column-properties style:column-width="0.5666in" style:use-optimal-column-width="false"/>
    </style:style>
    <style:style style:name="Table207" style:family="table">
      <style:table-properties style:width="7.0798in" fo:margin-left="0in" table:align="left"/>
    </style:style>
    <style:style style:name="TableRow219" style:family="table-row">
      <style:table-row-properties style:min-row-height="2.0236in" style:use-optimal-row-height="false" fo:keep-together="alway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Textbody" style:family="paragraph">
      <style:paragraph-properties fo:line-height="150%"/>
      <style:text-properties style:font-weight-complex="bold"/>
    </style:style>
    <style:style style:name="P222" style:parent-style-name="Textbody" style:family="paragraph">
      <style:paragraph-properties fo:line-height="150%"/>
      <style:text-properties style:font-weight-complex="bold"/>
    </style:style>
    <style:style style:name="P223" style:parent-style-name="Textbody" style:family="paragraph">
      <style:paragraph-properties fo:line-height="150%"/>
      <style:text-properties style:font-weight-complex="bold"/>
    </style:style>
    <style:style style:name="P224" style:parent-style-name="Textbody" style:family="paragraph">
      <style:paragraph-properties fo:line-height="150%"/>
      <style:text-properties style:font-weight-complex="bold"/>
    </style:style>
    <style:style style:name="P225" style:parent-style-name="Textbody" style:family="paragraph">
      <style:paragraph-properties fo:line-height="150%"/>
      <style:text-properties style:font-weight-complex="bold"/>
    </style:style>
    <style:style style:name="P226" style:parent-style-name="Textbody" style:family="paragraph">
      <style:paragraph-properties fo:line-height="150%"/>
      <style:text-properties style:font-weight-complex="bold"/>
    </style:style>
    <style:style style:name="P227" style:parent-style-name="Textbody" style:family="paragraph">
      <style:paragraph-properties fo:line-height="150%"/>
      <style:text-properties style:font-weight-complex="bold"/>
    </style:style>
    <style:style style:name="P228" style:parent-style-name="Textbody" style:family="paragraph">
      <style:paragraph-properties fo:line-height="150%"/>
      <style:text-properties style:font-weight-complex="bold"/>
    </style:style>
    <style:style style:name="P229" style:parent-style-name="Textbody" style:family="paragraph">
      <style:paragraph-properties fo:line-height="150%"/>
      <style:text-properties style:font-weight-complex="bold"/>
    </style:style>
    <style:style style:name="P230" style:parent-style-name="Textbody" style:family="paragraph">
      <style:paragraph-properties fo:line-height="150%"/>
      <style:text-properties style:font-weight-complex="bold"/>
    </style:style>
    <style:style style:name="P231" style:parent-style-name="Textbody" style:family="paragraph">
      <style:paragraph-properties fo:line-height="150%"/>
      <style:text-properties style:font-weight-complex="bold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Textbody" style:family="paragraph">
      <style:paragraph-properties fo:line-height="150%"/>
      <style:text-properties style:font-weight-complex="bold"/>
    </style:style>
    <style:style style:name="TableCell234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5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6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7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38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39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0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1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Cell242" style:family="table-cell">
      <style:table-cell-properties fo:border="0.0069in solid #000000" style:glyph-orientation-vertical="0" fo:padding-top="0in" fo:padding-left="0.075in" fo:padding-bottom="0in" fo:padding-right="0.075in"/>
    </style:style>
    <style:style style:name="P243" style:parent-style-name="Textbody" style:family="paragraph">
      <style:paragraph-properties fo:line-height="150%" fo:margin-left="0.0784in" fo:margin-right="0.0784in">
        <style:tab-stops/>
      </style:paragraph-properties>
      <style:text-properties style:font-weight-complex="bold"/>
    </style:style>
    <style:style style:name="TableRow244" style:family="table-row">
      <style:table-row-properties style:use-optimal-row-height="false"/>
    </style:style>
    <style:style style:name="P245" style:parent-style-name="Обычный" style:family="paragraph">
      <style:text-properties fo:hyphenate="tru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Textbody" style:family="paragraph">
      <style:paragraph-properties fo:line-height="150%"/>
      <style:text-properties style:font-weight-complex="bold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extbody" style:family="paragraph">
      <style:paragraph-properties fo:line-height="150%"/>
      <style:text-properties style:font-weight-complex="bold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extbody" style:family="paragraph">
      <style:paragraph-properties fo:line-height="150%"/>
      <style:text-properties style:font-weight-complex="bold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Textbody" style:family="paragraph">
      <style:paragraph-properties fo:line-height="150%"/>
      <style:text-properties style:font-weight-complex="bold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Textbody" style:family="paragraph">
      <style:paragraph-properties fo:line-height="150%"/>
      <style:text-properties style:font-weight-complex="bold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Textbody" style:family="paragraph">
      <style:paragraph-properties fo:line-height="150%"/>
      <style:text-properties style:font-weight-complex="bold" fo:language="en" fo:country="US"/>
    </style:style>
    <style:style style:name="TableRow258" style:family="table-row">
      <style:table-row-properties style:use-optimal-row-height="false"/>
    </style:style>
    <style:style style:name="P259" style:parent-style-name="Обычный" style:family="paragraph">
      <style:text-properties fo:hyphenate="true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extbody" style:family="paragraph">
      <style:paragraph-properties fo:line-height="150%"/>
      <style:text-properties style:font-weight-complex="bold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extbody" style:family="paragraph">
      <style:paragraph-properties fo:line-height="150%"/>
      <style:text-properties style:font-weight-complex="bold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extbody" style:family="paragraph">
      <style:paragraph-properties fo:line-height="150%"/>
      <style:text-properties style:font-weight-complex="bold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extbody" style:family="paragraph">
      <style:paragraph-properties fo:line-height="150%"/>
      <style:text-properties style:font-weight-complex="bold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extbody" style:family="paragraph">
      <style:paragraph-properties fo:line-height="150%"/>
      <style:text-properties style:font-weight-complex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Textbody" style:family="paragraph">
      <style:paragraph-properties fo:line-height="150%"/>
      <style:text-properties style:font-weight-complex="bold"/>
    </style:style>
    <style:style style:name="TableRow272" style:family="table-row">
      <style:table-row-properties style:use-optimal-row-height="false"/>
    </style:style>
    <style:style style:name="P273" style:parent-style-name="Обычный" style:family="paragraph">
      <style:text-properties fo:hyphenate="true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Textbody" style:family="paragraph">
      <style:paragraph-properties fo:line-height="150%"/>
      <style:text-properties style:font-weight-complex="bold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Textbody" style:family="paragraph">
      <style:paragraph-properties fo:line-height="150%"/>
      <style:text-properties style:font-weight-complex="bold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Textbody" style:family="paragraph">
      <style:paragraph-properties fo:line-height="150%"/>
      <style:text-properties style:font-weight-complex="bold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extbody" style:family="paragraph">
      <style:paragraph-properties fo:line-height="150%"/>
      <style:text-properties style:font-weight-complex="bold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extbody" style:family="paragraph">
      <style:paragraph-properties fo:line-height="150%"/>
      <style:text-properties style:font-weight-complex="bold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extbody" style:family="paragraph">
      <style:paragraph-properties fo:line-height="150%"/>
      <style:text-properties style:font-weight-complex="bold"/>
    </style:style>
    <style:style style:name="TableRow286" style:family="table-row">
      <style:table-row-properties style:use-optimal-row-height="false"/>
    </style:style>
    <style:style style:name="P287" style:parent-style-name="Обычный" style:family="paragraph">
      <style:text-properties fo:hyphenate="tru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Textbody" style:family="paragraph">
      <style:paragraph-properties fo:line-height="150%"/>
      <style:text-properties style:font-weight-complex="bold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Textbody" style:family="paragraph">
      <style:paragraph-properties fo:line-height="150%"/>
      <style:text-properties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Textbody" style:family="paragraph">
      <style:paragraph-properties fo:line-height="150%"/>
      <style:text-properties style:font-weight-complex="bold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extbody" style:family="paragraph">
      <style:paragraph-properties fo:line-height="150%"/>
      <style:text-properties style:font-weight-complex="bold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extbody" style:family="paragraph">
      <style:paragraph-properties fo:line-height="150%"/>
      <style:text-properties style:font-weight-complex="bold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Textbody" style:family="paragraph">
      <style:paragraph-properties fo:line-height="150%"/>
      <style:text-properties style:font-weight-complex="bold" fo:language="en" fo:country="US"/>
    </style:style>
    <style:style style:name="TableRow300" style:family="table-row">
      <style:table-row-properties style:use-optimal-row-height="false"/>
    </style:style>
    <style:style style:name="P301" style:parent-style-name="Обычный" style:family="paragraph">
      <style:text-properties fo:hyphenate="true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extbody" style:family="paragraph">
      <style:paragraph-properties fo:line-height="150%"/>
      <style:text-properties style:font-weight-complex="bold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extbody" style:family="paragraph">
      <style:paragraph-properties fo:line-height="150%"/>
      <style:text-properties style:font-weight-complex="bold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extbody" style:family="paragraph">
      <style:paragraph-properties fo:line-height="150%"/>
      <style:text-properties style:font-weight-complex="bold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extbody" style:family="paragraph">
      <style:paragraph-properties fo:line-height="150%"/>
      <style:text-properties style:font-weight-complex="bold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extbody" style:family="paragraph">
      <style:paragraph-properties fo:line-height="150%"/>
      <style:text-properties style:font-weight-complex="bold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Textbody" style:family="paragraph">
      <style:paragraph-properties fo:line-height="150%"/>
      <style:text-properties style:font-weight-complex="bold" fo:language="en" fo:country="US"/>
    </style:style>
    <style:style style:name="TableRow314" style:family="table-row">
      <style:table-row-properties style:use-optimal-row-height="false"/>
    </style:style>
    <style:style style:name="P315" style:parent-style-name="Обычный" style:family="paragraph">
      <style:text-properties fo:hyphenate="tru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Textbody" style:family="paragraph">
      <style:paragraph-properties fo:line-height="150%"/>
      <style:text-properties style:font-weight-complex="bold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Textbody" style:family="paragraph">
      <style:paragraph-properties fo:line-height="150%"/>
      <style:text-properties style:font-weight-complex="bold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Textbody" style:family="paragraph">
      <style:paragraph-properties fo:line-height="150%"/>
      <style:text-properties style:font-weight-complex="bold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extbody" style:family="paragraph">
      <style:paragraph-properties fo:line-height="150%"/>
      <style:text-properties style:font-weight-complex="bold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extbody" style:family="paragraph">
      <style:paragraph-properties fo:line-height="150%"/>
      <style:text-properties style:font-weight-complex="bold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Textbody" style:family="paragraph">
      <style:paragraph-properties fo:line-height="150%"/>
      <style:text-properties style:font-weight-complex="bold" fo:language="en" fo:country="US"/>
    </style:style>
    <style:style style:name="TableRow328" style:family="table-row">
      <style:table-row-properties style:use-optimal-row-height="false"/>
    </style:style>
    <style:style style:name="P329" style:parent-style-name="Обычный" style:family="paragraph">
      <style:text-properties fo:hyphenate="true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extbody" style:family="paragraph">
      <style:paragraph-properties fo:line-height="150%"/>
      <style:text-properties style:font-weight-complex="bold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extbody" style:family="paragraph">
      <style:paragraph-properties fo:line-height="150%"/>
      <style:text-properties style:font-weight-complex="bold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extbody" style:family="paragraph">
      <style:paragraph-properties fo:line-height="150%"/>
      <style:text-properties style:font-weight-complex="bold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Textbody" style:family="paragraph">
      <style:paragraph-properties fo:line-height="150%"/>
      <style:text-properties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Textbody" style:family="paragraph">
      <style:paragraph-properties fo:line-height="150%"/>
      <style:text-properties style:font-weight-complex="bold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Textbody" style:family="paragraph">
      <style:paragraph-properties fo:line-height="150%"/>
      <style:text-properties style:font-weight-complex="bold" fo:language="en" fo:country="US"/>
    </style:style>
    <style:style style:name="TableRow342" style:family="table-row">
      <style:table-row-properties style:use-optimal-row-height="false"/>
    </style:style>
    <style:style style:name="P343" style:parent-style-name="Обычный" style:family="paragraph">
      <style:text-properties fo:hyphenate="tru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extbody" style:family="paragraph">
      <style:paragraph-properties fo:line-height="150%"/>
      <style:text-properties style:font-weight-complex="bold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Textbody" style:family="paragraph">
      <style:paragraph-properties fo:line-height="150%"/>
      <style:text-properties style:font-weight-complex="bold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Textbody" style:family="paragraph">
      <style:paragraph-properties fo:line-height="150%"/>
      <style:text-properties style:font-weight-complex="bold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extbody" style:family="paragraph">
      <style:paragraph-properties fo:line-height="150%"/>
      <style:text-properties style:font-weight-complex="bold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extbody" style:family="paragraph">
      <style:paragraph-properties fo:line-height="150%"/>
      <style:text-properties style:font-weight-complex="bold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extbody" style:family="paragraph">
      <style:paragraph-properties fo:line-height="150%"/>
      <style:text-properties style:font-weight-complex="bold" fo:language="en" fo:country="US"/>
    </style:style>
    <style:style style:name="TableRow356" style:family="table-row">
      <style:table-row-properties style:use-optimal-row-height="false"/>
    </style:style>
    <style:style style:name="P357" style:parent-style-name="Обычный" style:family="paragraph">
      <style:text-properties fo:hyphenate="tru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Textbody" style:family="paragraph">
      <style:paragraph-properties fo:line-height="150%"/>
      <style:text-properties style:font-weight-complex="bold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Textbody" style:family="paragraph">
      <style:paragraph-properties fo:line-height="150%"/>
      <style:text-properties style:font-weight-complex="bold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Textbody" style:family="paragraph">
      <style:paragraph-properties fo:line-height="150%"/>
      <style:text-properties style:font-weight-complex="bold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Textbody" style:family="paragraph">
      <style:paragraph-properties fo:line-height="150%"/>
      <style:text-properties style:font-weight-complex="bold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Textbody" style:family="paragraph">
      <style:paragraph-properties fo:line-height="150%"/>
      <style:text-properties style:font-weight-complex="bold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Textbody" style:family="paragraph">
      <style:paragraph-properties fo:line-height="150%"/>
      <style:text-properties style:font-weight-complex="bold"/>
    </style:style>
    <style:style style:name="TableRow370" style:family="table-row">
      <style:table-row-properties style:use-optimal-row-height="false"/>
    </style:style>
    <style:style style:name="P371" style:parent-style-name="Обычный" style:family="paragraph">
      <style:text-properties fo:hyphenate="tru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Textbody" style:family="paragraph">
      <style:paragraph-properties fo:line-height="150%"/>
      <style:text-properties style:font-weight-complex="bold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Textbody" style:family="paragraph">
      <style:paragraph-properties fo:line-height="150%"/>
      <style:text-properties style:font-weight-complex="bold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Textbody" style:family="paragraph">
      <style:paragraph-properties fo:line-height="150%"/>
      <style:text-properties style:font-weight-complex="bold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extbody" style:family="paragraph">
      <style:paragraph-properties fo:line-height="150%"/>
      <style:text-properties style:font-weight-complex="bold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Textbody" style:family="paragraph">
      <style:paragraph-properties fo:line-height="150%"/>
      <style:text-properties style:font-weight-complex="bold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Textbody" style:family="paragraph">
      <style:paragraph-properties fo:line-height="150%"/>
      <style:text-properties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extbody" style:family="paragraph">
      <style:paragraph-properties fo:line-height="150%"/>
      <style:text-properties style:font-weight-complex="bold"/>
    </style:style>
    <style:style style:name="P387" style:parent-style-name="Textbody" style:family="paragraph">
      <style:paragraph-properties fo:line-height="150%"/>
      <style:text-properties style:font-weight-complex="bold"/>
    </style:style>
    <style:style style:name="P388" style:parent-style-name="Textbody" style:family="paragraph">
      <style:paragraph-properties fo:line-height="150%"/>
      <style:text-properties style:font-weight-complex="bold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Textbody" style:family="paragraph">
      <style:paragraph-properties fo:line-height="150%"/>
      <style:text-properties style:font-weight-complex="bold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Textbody" style:family="paragraph">
      <style:paragraph-properties fo:line-height="150%"/>
      <style:text-properties style:font-weight-complex="bold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Textbody" style:family="paragraph">
      <style:paragraph-properties fo:line-height="150%"/>
      <style:text-properties style:font-weight-complex="bold"/>
    </style:style>
    <style:style style:name="P395" style:parent-style-name="Textbody" style:family="paragraph">
      <style:paragraph-properties fo:line-height="150%"/>
      <style:text-properties style:font-weight-complex="bold"/>
    </style:style>
    <style:style style:name="P396" style:parent-style-name="Textbody" style:family="paragraph">
      <style:paragraph-properties fo:line-height="150%"/>
      <style:text-properties style:font-weight-complex="bold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Textbody" style:family="paragraph">
      <style:paragraph-properties fo:line-height="150%"/>
      <style:text-properties style:font-weight-complex="bold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Textbody" style:family="paragraph">
      <style:paragraph-properties fo:line-height="150%"/>
      <style:text-properties style:font-weight-complex="bold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Textbody" style:family="paragraph">
      <style:paragraph-properties fo:line-height="150%"/>
      <style:text-properties style:font-weight-complex="bold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Textbody" style:family="paragraph">
      <style:paragraph-properties fo:line-height="150%"/>
      <style:text-properties style:font-weight-complex="bold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Textbody" style:family="paragraph">
      <style:paragraph-properties fo:line-height="150%"/>
      <style:text-properties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Textbody" style:family="paragraph">
      <style:paragraph-properties fo:line-height="150%"/>
      <style:text-properties style:font-weight-complex="bold"/>
    </style:style>
    <style:style style:name="TableRow409" style:family="table-row">
      <style:table-row-properties style:use-optimal-row-height="false"/>
    </style:style>
    <style:style style:name="P410" style:parent-style-name="Обычный" style:family="paragraph">
      <style:text-properties fo:hyphenate="true"/>
    </style:style>
    <style:style style:name="P411" style:parent-style-name="Обычный" style:family="paragraph">
      <style:text-properties fo:hyphenate="true"/>
    </style:style>
    <style:style style:name="P412" style:parent-style-name="Обычный" style:family="paragraph">
      <style:text-properties fo:hyphenate="true"/>
    </style:style>
    <style:style style:name="P413" style:parent-style-name="Обычный" style:family="paragraph">
      <style:text-properties fo:hyphenate="tru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Textbody" style:family="paragraph">
      <style:paragraph-properties fo:line-height="150%"/>
      <style:text-properties style:font-weight-complex="bold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Textbody" style:family="paragraph">
      <style:paragraph-properties fo:line-height="150%"/>
      <style:text-properties style:font-weight-complex="bold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Textbody" style:family="paragraph">
      <style:paragraph-properties fo:line-height="150%"/>
      <style:text-properties style:font-weight-complex="bold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Textbody" style:family="paragraph">
      <style:paragraph-properties fo:line-height="150%"/>
      <style:text-properties style:font-weight-complex="bold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Textbody" style:family="paragraph">
      <style:paragraph-properties fo:line-height="150%"/>
      <style:text-properties style:font-weight-complex="bold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Textbody" style:family="paragraph">
      <style:paragraph-properties fo:line-height="150%"/>
      <style:text-properties style:font-weight-complex="bold"/>
    </style:style>
    <style:style style:name="TableRow426" style:family="table-row">
      <style:table-row-properties style:use-optimal-row-height="false"/>
    </style:style>
    <style:style style:name="P427" style:parent-style-name="Обычный" style:family="paragraph">
      <style:text-properties fo:hyphenate="tru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Textbody" style:family="paragraph">
      <style:paragraph-properties fo:line-height="150%"/>
      <style:text-properties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Textbody" style:family="paragraph">
      <style:paragraph-properties fo:line-height="150%"/>
      <style:text-properties style:font-weight-complex="bold"/>
    </style:style>
    <style:style style:name="P432" style:parent-style-name="Обычный" style:family="paragraph">
      <style:text-properties fo:hyphenate="tru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Textbody" style:family="paragraph">
      <style:paragraph-properties fo:line-height="150%"/>
      <style:text-properties style:font-weight-complex="bold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Textbody" style:family="paragraph">
      <style:paragraph-properties fo:line-height="150%"/>
      <style:text-properties style:font-weight-complex="bold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Textbody" style:family="paragraph">
      <style:paragraph-properties fo:line-height="150%"/>
      <style:text-properties style:font-weight-complex="bold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Textbody" style:family="paragraph">
      <style:paragraph-properties fo:line-height="150%"/>
      <style:text-properties style:font-weight-complex="bold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Textbody" style:family="paragraph">
      <style:paragraph-properties fo:line-height="150%"/>
      <style:text-properties style:font-weight-complex="bold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Textbody" style:family="paragraph">
      <style:paragraph-properties fo:line-height="150%"/>
      <style:text-properties style:font-weight-complex="bold" fo:language="en" fo:country="US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Textbody" style:family="paragraph">
      <style:paragraph-properties fo:line-height="150%"/>
      <style:text-properties style:font-weight-complex="bold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Textbody" style:family="paragraph">
      <style:paragraph-properties fo:line-height="150%"/>
      <style:text-properties style:font-weight-complex="bold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Textbody" style:family="paragraph">
      <style:paragraph-properties fo:line-height="150%"/>
      <style:text-properties style:font-weight-complex="bold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Textbody" style:family="paragraph">
      <style:paragraph-properties fo:line-height="150%"/>
      <style:text-properties style:font-weight-complex="bold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Textbody" style:family="paragraph">
      <style:paragraph-properties fo:line-height="150%"/>
      <style:text-properties style:font-weight-complex="bold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Textbody" style:family="paragraph">
      <style:paragraph-properties fo:line-height="150%"/>
      <style:text-properties style:font-weight-complex="bold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Textbody" style:family="paragraph">
      <style:paragraph-properties fo:line-height="150%"/>
      <style:text-properties style:font-weight-complex="bold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Textbody" style:family="paragraph">
      <style:paragraph-properties fo:line-height="150%"/>
      <style:text-properties style:font-weight-complex="bold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Textbody" style:family="paragraph">
      <style:paragraph-properties fo:line-height="150%"/>
      <style:text-properties style:font-weight-complex="bold" fo:language="en" fo:country="US"/>
    </style:style>
    <style:style style:name="TableRow464" style:family="table-row">
      <style:table-row-properties style:use-optimal-row-height="false"/>
    </style:style>
    <style:style style:name="P465" style:parent-style-name="Обычный" style:family="paragraph">
      <style:text-properties fo:hyphenate="true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Textbody" style:family="paragraph">
      <style:paragraph-properties fo:line-height="150%"/>
      <style:text-properties style:font-weight-complex="bold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Textbody" style:family="paragraph">
      <style:paragraph-properties fo:line-height="150%"/>
      <style:text-properties style:font-weight-complex="bold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Textbody" style:family="paragraph">
      <style:paragraph-properties fo:line-height="150%"/>
      <style:text-properties style:font-weight-complex="bold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Textbody" style:family="paragraph">
      <style:paragraph-properties fo:line-height="150%"/>
      <style:text-properties style:font-weight-complex="bold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Textbody" style:family="paragraph">
      <style:paragraph-properties fo:line-height="150%"/>
      <style:text-properties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Textbody" style:family="paragraph">
      <style:paragraph-properties fo:line-height="150%"/>
      <style:text-properties style:font-weight-complex="bold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Textbody" style:family="paragraph">
      <style:paragraph-properties fo:line-height="150%"/>
      <style:text-properties style:font-weight-complex="bold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Textbody" style:family="paragraph">
      <style:paragraph-properties fo:line-height="150%"/>
      <style:text-properties style:font-weight-complex="bold" fo:language="en" fo:country="US"/>
    </style:style>
    <style:style style:name="TableRow482" style:family="table-row">
      <style:table-row-properties style:use-optimal-row-height="false"/>
    </style:style>
    <style:style style:name="P483" style:parent-style-name="Обычный" style:family="paragraph">
      <style:text-properties fo:hyphenate="true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Textbody" style:family="paragraph">
      <style:paragraph-properties fo:line-height="150%"/>
      <style:text-properties style:font-weight-complex="bold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Textbody" style:family="paragraph">
      <style:paragraph-properties fo:line-height="150%"/>
      <style:text-properties style:font-weight-complex="bold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Textbody" style:family="paragraph">
      <style:paragraph-properties fo:line-height="150%"/>
      <style:text-properties style:font-weight-complex="bold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Textbody" style:family="paragraph">
      <style:paragraph-properties fo:line-height="150%"/>
      <style:text-properties style:font-weight-complex="bold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Textbody" style:family="paragraph">
      <style:paragraph-properties fo:line-height="150%"/>
      <style:text-properties style:font-weight-complex="bold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Textbody" style:family="paragraph">
      <style:paragraph-properties fo:line-height="150%"/>
      <style:text-properties style:font-weight-complex="bold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Textbody" style:family="paragraph">
      <style:paragraph-properties fo:line-height="150%"/>
      <style:text-properties style:font-weight-complex="bold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Textbody" style:family="paragraph">
      <style:paragraph-properties fo:line-height="150%"/>
      <style:text-properties style:font-weight-complex="bold" fo:language="en" fo:country="US"/>
    </style:style>
    <style:style style:name="TableRow500" style:family="table-row">
      <style:table-row-properties style:use-optimal-row-height="false"/>
    </style:style>
    <style:style style:name="P501" style:parent-style-name="Обычный" style:family="paragraph">
      <style:text-properties fo:hyphenate="true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Textbody" style:family="paragraph">
      <style:paragraph-properties fo:line-height="150%"/>
      <style:text-properties style:font-weight-complex="bold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Textbody" style:family="paragraph">
      <style:paragraph-properties fo:line-height="150%"/>
      <style:text-properties style:font-weight-complex="bold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Textbody" style:family="paragraph">
      <style:paragraph-properties fo:line-height="150%"/>
      <style:text-properties style:font-weight-complex="bold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extbody" style:family="paragraph">
      <style:paragraph-properties fo:line-height="150%"/>
      <style:text-properties style:font-weight-complex="bold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Textbody" style:family="paragraph">
      <style:paragraph-properties fo:line-height="150%"/>
      <style:text-properties style:font-weight-complex="bold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Textbody" style:family="paragraph">
      <style:paragraph-properties fo:line-height="150%"/>
      <style:text-properties style:font-weight-complex="bold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Textbody" style:family="paragraph">
      <style:paragraph-properties fo:line-height="150%"/>
      <style:text-properties style:font-weight-complex="bold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Textbody" style:family="paragraph">
      <style:paragraph-properties fo:line-height="150%"/>
      <style:text-properties style:font-weight-complex="bold"/>
    </style:style>
    <style:style style:name="TableRow518" style:family="table-row">
      <style:table-row-properties style:use-optimal-row-height="false"/>
    </style:style>
    <style:style style:name="P519" style:parent-style-name="Обычный" style:family="paragraph">
      <style:text-properties fo:hyphenate="tru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Textbody" style:family="paragraph">
      <style:paragraph-properties fo:line-height="150%"/>
      <style:text-properties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Textbody" style:family="paragraph">
      <style:paragraph-properties fo:line-height="150%"/>
      <style:text-properties style:font-weight-complex="bold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Textbody" style:family="paragraph">
      <style:paragraph-properties fo:line-height="150%"/>
      <style:text-properties style:font-weight-complex="bold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Textbody" style:family="paragraph">
      <style:paragraph-properties fo:line-height="150%"/>
      <style:text-properties style:font-weight-complex="bold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Textbody" style:family="paragraph">
      <style:paragraph-properties fo:line-height="150%"/>
      <style:text-properties style:font-weight-complex="bold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Textbody" style:family="paragraph">
      <style:paragraph-properties fo:line-height="150%"/>
      <style:text-properties style:font-weight-complex="bold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Textbody" style:family="paragraph">
      <style:paragraph-properties fo:line-height="150%"/>
      <style:text-properties style:font-weight-complex="bold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Textbody" style:family="paragraph">
      <style:paragraph-properties fo:line-height="150%"/>
      <style:text-properties style:font-weight-complex="bold"/>
    </style:style>
    <style:style style:name="TableRow536" style:family="table-row">
      <style:table-row-properties style:use-optimal-row-height="false"/>
    </style:style>
    <style:style style:name="P537" style:parent-style-name="Обычный" style:family="paragraph">
      <style:text-properties fo:hyphenate="true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Textbody" style:family="paragraph">
      <style:paragraph-properties fo:line-height="150%"/>
      <style:text-properties style:font-weight-complex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Textbody" style:family="paragraph">
      <style:paragraph-properties fo:line-height="150%"/>
      <style:text-properties style:font-weight-complex="bold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Textbody" style:family="paragraph">
      <style:paragraph-properties fo:line-height="150%"/>
      <style:text-properties style:font-weight-complex="bold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Textbody" style:family="paragraph">
      <style:paragraph-properties fo:line-height="150%"/>
      <style:text-properties style:font-weight-complex="bold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Textbody" style:family="paragraph">
      <style:paragraph-properties fo:line-height="150%"/>
      <style:text-properties style:font-weight-complex="bold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Textbody" style:family="paragraph">
      <style:paragraph-properties fo:line-height="150%"/>
      <style:text-properties style:font-weight-complex="bold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Textbody" style:family="paragraph">
      <style:paragraph-properties fo:line-height="150%"/>
      <style:text-properties style:font-weight-complex="bold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Textbody" style:family="paragraph">
      <style:paragraph-properties fo:line-height="150%"/>
      <style:text-properties style:font-weight-complex="bold"/>
    </style:style>
    <style:style style:name="TableRow554" style:family="table-row">
      <style:table-row-properties style:use-optimal-row-height="false"/>
    </style:style>
    <style:style style:name="P555" style:parent-style-name="Обычный" style:family="paragraph">
      <style:text-properties fo:hyphenate="tru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Textbody" style:family="paragraph">
      <style:paragraph-properties fo:line-height="150%"/>
      <style:text-properties style:font-weight-complex="bold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Textbody" style:family="paragraph">
      <style:paragraph-properties fo:line-height="150%"/>
      <style:text-properties style:font-weight-complex="bold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Textbody" style:family="paragraph">
      <style:paragraph-properties fo:line-height="150%"/>
      <style:text-properties style:font-weight-complex="bold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Textbody" style:family="paragraph">
      <style:paragraph-properties fo:line-height="150%"/>
      <style:text-properties style:font-weight-complex="bold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Textbody" style:family="paragraph">
      <style:paragraph-properties fo:line-height="150%"/>
      <style:text-properties style:font-weight-complex="bold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Textbody" style:family="paragraph">
      <style:paragraph-properties fo:line-height="150%"/>
      <style:text-properties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Textbody" style:family="paragraph">
      <style:paragraph-properties fo:line-height="150%"/>
      <style:text-properties style:font-weight-complex="bold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Textbody" style:family="paragraph">
      <style:paragraph-properties fo:line-height="150%"/>
      <style:text-properties style:font-weight-complex="bold"/>
    </style:style>
    <style:style style:name="TableRow572" style:family="table-row">
      <style:table-row-properties style:use-optimal-row-height="false"/>
    </style:style>
    <style:style style:name="P573" style:parent-style-name="Обычный" style:family="paragraph">
      <style:text-properties fo:hyphenate="true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Textbody" style:family="paragraph">
      <style:paragraph-properties fo:line-height="150%"/>
      <style:text-properties style:font-weight-complex="bold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Textbody" style:family="paragraph">
      <style:paragraph-properties fo:line-height="150%"/>
      <style:text-properties style:font-weight-complex="bold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Textbody" style:family="paragraph">
      <style:paragraph-properties fo:line-height="150%"/>
      <style:text-properties style:font-weight-complex="bold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Textbody" style:family="paragraph">
      <style:paragraph-properties fo:line-height="150%"/>
      <style:text-properties style:font-weight-complex="bold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Textbody" style:family="paragraph">
      <style:paragraph-properties fo:line-height="150%"/>
      <style:text-properties style:font-weight-complex="bold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Textbody" style:family="paragraph">
      <style:paragraph-properties fo:line-height="150%"/>
      <style:text-properties style:font-weight-complex="bold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Textbody" style:family="paragraph">
      <style:paragraph-properties fo:line-height="150%"/>
      <style:text-properties style:font-weight-complex="bold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Textbody" style:family="paragraph">
      <style:paragraph-properties fo:line-height="150%"/>
      <style:text-properties style:font-weight-complex="bold" fo:language="en" fo:country="US"/>
    </style:style>
    <style:style style:name="TableRow590" style:family="table-row">
      <style:table-row-properties style:use-optimal-row-height="false"/>
    </style:style>
    <style:style style:name="P591" style:parent-style-name="Обычный" style:family="paragraph">
      <style:text-properties fo:hyphenate="true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Textbody" style:family="paragraph">
      <style:paragraph-properties fo:line-height="150%"/>
      <style:text-properties style:font-weight-complex="bold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Textbody" style:family="paragraph">
      <style:paragraph-properties fo:line-height="150%"/>
      <style:text-properties style:font-weight-complex="bold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Textbody" style:family="paragraph">
      <style:paragraph-properties fo:line-height="150%"/>
      <style:text-properties style:font-weight-complex="bold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Textbody" style:family="paragraph">
      <style:paragraph-properties fo:line-height="150%"/>
      <style:text-properties style:font-weight-complex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Textbody" style:family="paragraph">
      <style:paragraph-properties fo:line-height="150%"/>
      <style:text-properties style:font-weight-complex="bold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Textbody" style:family="paragraph">
      <style:paragraph-properties fo:line-height="150%"/>
      <style:text-properties style:font-weight-complex="bold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Textbody" style:family="paragraph">
      <style:paragraph-properties fo:line-height="150%"/>
      <style:text-properties style:font-weight-complex="bold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Textbody" style:family="paragraph">
      <style:paragraph-properties fo:line-height="150%"/>
      <style:text-properties style:font-weight-complex="bold" fo:language="en" fo:country="US"/>
    </style:style>
    <style:style style:name="P60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0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17" style:parent-style-name="Textbody" style:family="paragraph">
      <style:paragraph-properties fo:line-height="150%" fo:text-indent="0.4923in"/>
    </style:style>
    <style:style style:name="T61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1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2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2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2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3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3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4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43" style:parent-style-name="Textbody" style:family="paragraph">
      <style:paragraph-properties fo:line-height="150%" fo:text-indent="0.4923in"/>
    </style:style>
    <style:style style:name="T6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4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64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6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6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3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5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67" style:parent-style-name="Textbody" style:family="paragraph">
      <style:paragraph-properties fo:line-height="150%" fo:text-indent="0.4923in"/>
    </style:style>
    <style:style style:name="T668" style:parent-style-name="Основнойшрифтабзаца" style:family="text">
      <style:text-properties style:language-asian="ru" style:country-asian="RU" style:language-complex="ar" style:country-complex="SA"/>
    </style:style>
    <style:style style:name="P669" style:parent-style-name="Обычный" style:family="paragraph">
      <style:paragraph-properties fo:text-align="end"/>
    </style:style>
    <style:style style:name="P6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71" style:parent-style-name="Textbody" style:family="paragraph">
      <style:paragraph-properties fo:line-height="150%" fo:text-indent="0.4923in"/>
    </style:style>
    <style:style style:name="T672" style:parent-style-name="Основнойшрифтабзаца" style:family="text">
      <style:text-properties style:language-asian="ru" style:country-asian="RU" style:language-complex="ar" style:country-complex="SA"/>
    </style:style>
    <style:style style:name="P673" style:parent-style-name="Textbody" style:family="paragraph">
      <style:paragraph-properties fo:line-height="150%" fo:text-indent="0.4923in"/>
    </style:style>
    <style:style style:name="T674" style:parent-style-name="Основнойшрифтабзаца" style:family="text">
      <style:text-properties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language-asian="ru" style:country-asian="RU" style:language-complex="ar" style:country-complex="SA"/>
    </style:style>
    <style:style style:name="P681" style:parent-style-name="Обычный" style:family="paragraph">
      <style:paragraph-properties fo:text-align="end"/>
    </style:style>
    <style:style style:name="P682" style:parent-style-name="Textbody" style:family="paragraph">
      <style:paragraph-properties fo:line-height="150%"/>
    </style:style>
    <style:style style:name="T683" style:parent-style-name="Основнойшрифтабзаца" style:family="text">
      <style:text-properties style:language-asian="ru" style:country-asian="RU" style:language-complex="ar" style:country-complex="SA"/>
    </style:style>
    <style:style style:name="P684" style:parent-style-name="Обычный" style:family="paragraph">
      <style:paragraph-properties fo:text-align="end"/>
    </style:style>
    <style:style style:name="T685" style:parent-style-name="Основнойшрифтабзаца" style:family="text">
      <style:text-properties style:language-asian="ru" style:country-asian="RU" style:language-complex="ar" style:country-complex="SA"/>
    </style:style>
    <style:style style:name="P686" style:parent-style-name="Обычный" style:family="paragraph">
      <style:paragraph-properties fo:text-align="end"/>
    </style:style>
    <style:style style:name="T687" style:parent-style-name="Основнойшрифтабзаца" style:family="text">
      <style:text-properties style:language-asian="ru" style:country-asian="RU" style:language-complex="ar" style:country-complex="SA"/>
    </style:style>
    <style:style style:name="P688" style:parent-style-name="Обычный" style:family="paragraph">
      <style:paragraph-properties fo:text-align="end"/>
    </style:style>
    <style:style style:name="T689" style:parent-style-name="Основнойшрифтабзаца" style:family="text">
      <style:text-properties style:language-asian="ru" style:country-asian="RU" style:language-complex="ar" style:country-complex="SA"/>
    </style:style>
    <style:style style:name="P690" style:parent-style-name="Обычный" style:family="paragraph">
      <style:paragraph-properties fo:text-align="end"/>
    </style:style>
    <style:style style:name="P6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69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0" style:parent-style-name="Textbody" style:family="paragraph">
      <style:paragraph-properties fo:line-height="150%" fo:text-indent="0.4923in"/>
    </style:style>
    <style:style style:name="T7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09" style:parent-style-name="Textbody" style:family="paragraph">
      <style:paragraph-properties fo:line-height="150%" fo:text-indent="0.4923in"/>
    </style:style>
    <style:style style:name="T71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1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1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2" style:parent-style-name="Textbody" style:family="paragraph">
      <style:paragraph-properties fo:line-height="150%" fo:text-indent="0.4923in"/>
    </style:style>
    <style:style style:name="T72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2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2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37" style:parent-style-name="Textbody" style:family="paragraph">
      <style:paragraph-properties fo:line-height="150%"/>
    </style:style>
    <style:style style:name="T7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40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41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42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 fo:language="en" fo:country="US"/>
    </style:style>
    <style:style style:name="T743" style:parent-style-name="Основнойшрифтабзаца" style:family="text">
      <style:text-properties style:font-weight-complex="bold" fo:font-style="italic" style:font-style-asian="italic" fo:font-size="14pt" style:font-size-asian="14pt" style:font-size-complex="14pt"/>
    </style:style>
    <style:style style:name="T7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4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49" style:parent-style-name="Textbody" style:family="paragraph">
      <style:paragraph-properties fo:line-height="150%"/>
    </style:style>
    <style:style style:name="T7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7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5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5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7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5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4" style:parent-style-name="Textbody" style:family="paragraph">
      <style:paragraph-properties fo:line-height="150%" fo:text-indent="0.4923in"/>
    </style:style>
    <style:style style:name="T76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6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6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7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798" style:parent-style-name="Textbody" style:family="paragraph">
      <style:paragraph-properties fo:line-height="150%" fo:text-indent="0.4923in"/>
    </style:style>
    <style:style style:name="T79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4" style:parent-style-name="Textbody" style:family="paragraph">
      <style:paragraph-properties fo:line-height="150%" fo:text-indent="0.4923in"/>
    </style:style>
    <style:style style:name="T8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0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0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0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0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4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1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7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28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2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0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32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33" style:parent-style-name="Textbody" style:family="paragraph">
      <style:paragraph-properties fo:line-height="150%" fo:text-indent="0.4923in"/>
    </style:style>
    <style:style style:name="T8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3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3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38" style:parent-style-name="Textbody" style:family="paragraph">
      <style:paragraph-properties fo:line-height="150%" fo:text-indent="0.4923in"/>
    </style:style>
    <style:style style:name="T83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84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4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49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856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85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TableColumn859" style:family="table-column">
      <style:table-column-properties style:column-width="4.1312in" style:use-optimal-column-width="false"/>
    </style:style>
    <style:style style:name="TableColumn860" style:family="table-column">
      <style:table-column-properties style:column-width="0.6888in" style:use-optimal-column-width="false"/>
    </style:style>
    <style:style style:name="TableColumn861" style:family="table-column">
      <style:table-column-properties style:column-width="0.6888in" style:use-optimal-column-width="false"/>
    </style:style>
    <style:style style:name="TableColumn862" style:family="table-column">
      <style:table-column-properties style:column-width="0.8131in" style:use-optimal-column-width="false"/>
    </style:style>
    <style:style style:name="Table858" style:family="table">
      <style:table-properties style:width="6.3222in" fo:margin-left="0in" table:align="left"/>
    </style:style>
    <style:style style:name="TableRow863" style:family="table-row">
      <style:table-row-properties style:min-row-height="0.275in"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68" style:family="table-row">
      <style:table-row-properties style:min-row-height="0.3208in" style:use-optimal-row-height="false"/>
    </style:style>
    <style:style style:name="P869" style:parent-style-name="Обычный" style:family="paragraph">
      <style:text-properties fo:hyphenate="true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76" style:family="table-row">
      <style:table-row-properties style:min-row-height="0.3208in" style:use-optimal-row-height="false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85" style:family="table-row">
      <style:table-row-properties style:min-row-height="0.3208in" style:use-optimal-row-height="false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894" style:family="table-row">
      <style:table-row-properties style:min-row-height="0.3208in" style:use-optimal-row-height="false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03" style:family="table-row">
      <style:table-row-properties style:min-row-height="0.3208in" style:use-optimal-row-height="false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12" style:family="table-row">
      <style:table-row-properties style:min-row-height="0.3208in"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21" style:family="table-row">
      <style:table-row-properties style:min-row-height="0.3208in" style:use-optimal-row-height="false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30" style:family="table-row">
      <style:table-row-properties style:min-row-height="0.3208in" style:use-optimal-row-height="false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39" style:family="table-row">
      <style:table-row-properties style:min-row-height="0.3208in" style:use-optimal-row-height="false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48" style:family="table-row">
      <style:table-row-properties style:min-row-height="0.3208in" style:use-optimal-row-height="false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57" style:family="table-row">
      <style:table-row-properties style:min-row-height="0.3208in" style:use-optimal-row-height="false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966" style:family="table-row">
      <style:table-row-properties style:min-row-height="0.3208in" style:use-optimal-row-height="false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69" style:parent-style-name="Textbody" style:family="paragraph">
      <style:paragraph-properties fo:line-height="150%"/>
    </style:style>
    <style:style style:name="T97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72" style:parent-style-name="Textbody" style:family="paragraph">
      <style:paragraph-properties fo:line-height="150%"/>
    </style:style>
    <style:style style:name="T97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75" style:parent-style-name="Textbody" style:family="paragraph">
      <style:paragraph-properties fo:line-height="150%"/>
    </style:style>
    <style:style style:name="T97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ableRow978" style:family="table-row">
      <style:table-row-properties style:min-row-height="0.3208in" style:use-optimal-row-height="false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Textbody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981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2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3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4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985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86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87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88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89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0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1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2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3" style:parent-style-name="Textbody" style:family="paragraph">
      <style:paragraph-properties fo:line-height="150%" fo:text-indent="0.4923in"/>
      <style:text-properties style:font-weight-complex="bold" fo:font-size="14pt" style:font-size-asian="14pt" style:font-size-complex="14pt"/>
    </style:style>
    <style:style style:name="P994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995" style:parent-style-name="Textbody" style:family="paragraph">
      <style:paragraph-properties fo:line-height="150%" fo:text-indent="0.4923in"/>
    </style:style>
    <style:style style:name="T996" style:parent-style-name="Основнойшрифтабзаца" style:family="text">
      <style:text-properties style:font-weight-complex="bold" fo:font-size="14pt" style:font-size-asian="14pt" style:font-size-complex="14pt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7in" svg:stroke-color="#5b9bd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78in" svg:stroke-color="#000000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2</text:p>
      <text:p text:style-name="P10">«Написание спецификаций и проведение тестирования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6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<text:s/></text:span><text:span text:style-name="T33">разработки…………………………………………………...3</text:span></text:p>
            </text:list-item>
            <text:list-item>
              <text:p text:style-name="P34"><text:span text:style-name="T35">Технические требование к программе или программному изделию….4</text:span></text:p>
            </text:list-item>
            <text:list-item>
              <text:p text:style-name="P36"><text:span text:style-name="T37">Требования к программной документации……………………………...6</text:span></text:p>
            </text:list-item>
            <text:list-item>
              <text:p text:style-name="P38"><text:span text:style-name="T39">Технико-экономические показатели……………………………………..7</text:span></text:p>
            </text:list-item>
            <text:list-item>
              <text:p text:style-name="P40">Стадии и этапы разработки………………………………………………7</text:p>
            </text:list-item>
          </text:list>
        </text:list-item>
        <text:list-item>
          <text:p text:style-name="P41">Соглашение<text:s/>о требованиях…………………………………………………..8</text:p>
          <text:list text:continue-numbering="true">
            <text:list-item>
              <text:p text:style-name="P42"><text:span text:style-name="T43">Описание программного изделия………………………………………..8</text:span></text:p>
            </text:list-item>
            <text:list-item>
              <text:p text:style-name="P44"><text:span text:style-name="T45">Цели……………………………………………………………………….11</text:span></text:p>
            </text:list-item>
            <text:list-item>
              <text:p text:style-name="P46"><text:span text:style-name="T47">Стратегия…………………………………………………………………12</text:span></text:p>
            </text:list-item>
            <text:list-item>
              <text:p text:style-name="P48"><text:span text:style-name="T49">Используемые материалы……………………………………………….17</text:span></text:p>
            </text:list-item>
            <text:list-item>
              <text:p text:style-name="P50"><text:span text:style-name="T51">Передача заказчику и ввод в действие………………………………….17</text:span></text:p>
            </text:list-item>
            <text:list-item>
              <text:p text:style-name="P52"><text:span text:style-name="T53">Тактика……………………………………………………………………18</text:span></text:p>
            </text:list-item>
            <text:list-item>
              <text:p text:style-name="P54"><text:span text:style-name="T55">Извещение об изменении календарных сроков………………………...21</text:span></text:p>
            </text:list-item>
          </text:list>
        </text:list-item>
      </text:list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1 Техническое задание</text:p>
      <text:p text:style-name="P63">1.1 Введение</text:p>
      <text:p text:style-name="P64"><text:span text:style-name="T65">Разрабатываемое программное обеспечение – конвертор<text:s/></text:span><text:span text:style-name="T66">IMS</text:span><text:span text:style-name="T67"><text:s/>(далее –<text:s/></text:span><text:span text:style-name="T68">MigrateIMS</text:span><text:span text:style-name="T69">), предназначен для конвертирования исходного<text:s/></text:span><text:span text:style-name="T70">формата данных в новый формат данных, с использованием заданных правил преобразования.</text:span></text:p>
      <text:p text:style-name="P71"><text:span text:style-name="T72">Конвертор<text:s/></text:span><text:span text:style-name="T73">MigrateIMS</text:span><text:span text:style-name="T74"><text:s/>предназначен для помощи техническому персоналу телефонных станций (далее – АТС), для выполнения</text:span><text:span text:style-name="T75"><text:s/>автоматического конвертирования исходной базы абонен</text:span><text:span text:style-name="T76">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77"/>
      <text:p text:style-name="P78">1.2 Основание для разработки</text:p>
      <text:p text:style-name="P79">Разработка ведётся на основании следующих документов:</text:p>
      <text:list text:style-name="LFO2" text:continue-numbering="true">
        <text:list-item>
          <text:p text:style-name="P80"><text:span text:style-name="T81">Данное техническое задание</text:span><text:span text:style-name="T82">.</text:span></text:p>
        </text:list-item>
      </text:list>
      <text:p text:style-name="P83"/>
      <text:p text:style-name="P84">1.3 Назначение разработки</text:p>
      <text:p text:style-name="P85">Функциональное и эксплуатационное назначение программы:</text:p>
      <text:p text:style-name="P86"><text:span text:style-name="T87">Данная программа предназначена для преобразования исходной базы данных, в новый формат, пригодный для им</text:span><text:span text:style-name="T88">портирования в БД программного коммутатора<text:s/></text:span><text:span text:style-name="T89">vIMS</text:span><text:span text:style-name="T90">.</text:span></text:p>
      <text:p text:style-name="P91"/>
      <text:p text:style-name="P92"/>
      <text:p text:style-name="P93"/>
      <text:p text:style-name="P94"/>
      <text:p text:style-name="P95">1.4 Технические требование к программе или программному изделию</text:p>
      <text:soft-page-break/>
      <text:p text:style-name="P96"><text:span text:style-name="T97">1.4.1<text:s/></text:span><text:span text:style-name="T98">Требования к функциональным характеристикам</text:span></text:p>
      <text:p text:style-name="P99"><text:s/><text:tab/>- Программа может работать как в консольном, так и в графическом режимах.</text:p>
      <text:p text:style-name="P100">- В графическом режиме должны поддерживаться работа с клавиатурой и манипулятором типа «мышь».</text:p>
      <text:p text:style-name="P101">- Программа должна генерировать данные, в формате, пригодном для последующего импорта в БД vIMS.</text:p>
      <text:p text:style-name="P102">- Программа должна иметь возможность поддерживать работу с разными типами и форматами входных данных в зависимости от типа АТС.</text:p>
      <text:p text:style-name="P103">- Правила интерпретации атрибутов из исходных структур данных в новые структуры, должны описываться в конфигурационных файлах (далее - <text:s/>шаблонах).</text:p>
      <text:p text:style-name="P104">- Программа должна иметь возможность работать с разными наборами шаблонов.</text:p>
      <text:p text:style-name="P105">- Программа должна считывать настройки и правила обработки (шаблоны) из конфигурационного файла.</text:p>
      <text:p text:style-name="P106">- Программа должна иметь возможность выполнять конфигурирование шаблонов и формирование конфигурационного файла в графическом режиме.</text:p>
      <text:p text:style-name="P107">- Для<text:s/>каждого сеанса работы должен формироваться журнал, в который записываются все служебные сообщения, а также информация об аварийных ситуациях, связанная с выполнением процесса обработки или возникающих проблемах в обработке данных. Для каждой записи генерируется штамп времени и уровень логирования.</text:p>
      <text:p text:style-name="P108">- Программа должна иметь возможность просмотра журнала в графическом режиме.</text:p>
      <text:p text:style-name="P109"><text:span text:style-name="T110">1.4.2<text:s/></text:span><text:span text:style-name="T111">Требования к надёжности</text:span></text:p>
      <text:soft-page-break/>
      <text:p text:style-name="P112">- надежность выдачи правильных результатов проверяется выполнением интеграционных тестов.</text:p>
      <text:p text:style-name="P113">- Контроль<text:s/>выходных данных проверяется на предмет вхождения каждого информационного атрибута в разрешённый диапазон.</text:p>
      <text:p text:style-name="P114">- Ошибочные действия пользователя, неверные значения конфигурационных данных, неверный формат или тип входных данных записываются в лог-файл, а также<text:s/>выводятся в консоль или отображаются в графическом интерфейсе для информирования пользователя в процессе работы.</text:p>
      <text:p text:style-name="P115"/>
      <text:p text:style-name="P116">1.4.3 Требования к эксплуатации</text:p>
      <text:p text:style-name="P117">- Пользователь должен иметь уверенные навыки работы с компьютером.</text:p>
      <text:p text:style-name="P118">- Персонал, выполняющий работы по конвертированию данных должен иметь достаточную квалификацию и знания по работе с продуктом vIMS.</text:p>
      <text:p text:style-name="P119">- Уметь выполнять групповой импорт абонентов в БД vIMS, знать тип и формат данных формируемых для импорта в БД vIMS.</text:p>
      <text:p text:style-name="P120">- Уметь разбираться в структуре входных данных, подаваемых на вход конвертера.</text:p>
      <text:p text:style-name="P121">- Уметь составлять правила конвертирования.</text:p>
      <text:p text:style-name="P122"/>
      <text:p text:style-name="P123"/>
      <text:p text:style-name="P124"/>
      <text:p text:style-name="P125"/>
      <text:p text:style-name="P126"/>
      <text:p text:style-name="P127">1.4.4 Требования к составу и параметрам технических средств</text:p>
      <text:soft-page-break/>
      <text:p text:style-name="P128">Программное обеспечение разрабатывается для персональной ЭВМ (IBM PC - <text:s/>совместимой) с характеристиками не ниже:</text:p>
      <text:p text:style-name="P129"><text:tab/>- процессор с частотой 1ГГц;</text:p>
      <text:p text:style-name="P130"><text:tab/>- объем ОЗУ 4Гб;</text:p>
      <text:p text:style-name="P131"><text:span text:style-name="T132"><text:tab/>- графический адаптер<text:s/></text:span><text:span text:style-name="T133">SVGA</text:span><text:span text:style-name="T134">;</text:span></text:p>
      <text:p text:style-name="P135"><text:tab/>- клавиатура и манипулятор типа «мышь»;</text:p>
      <text:p text:style-name="P136"><text:tab/>- сетевой адаптер Ethernet;</text:p>
      <text:p text:style-name="P137"/>
      <text:p text:style-name="P138">1.4.5 Требования к информационной и программной совмести</text:p>
      <text:p text:style-name="P139"><text:span text:style-name="T140">- Операционная система (</text:span><text:span text:style-name="T141">Windows</text:span><text:span text:style-name="T142">-10,<text:s/></text:span><text:span text:style-name="T143">Linux</text:span><text:span text:style-name="T144">).</text:span></text:p>
      <text:p text:style-name="P145">- Язык<text:s/>программирования - Python с версией не ниже 3.6.х.</text:p>
      <text:p text:style-name="P146"/>
      <text:p text:style-name="P147"><text:span text:style-name="T148">1.5<text:s/></text:span><text:span text:style-name="T149">Требования к программной документации</text:span></text:p>
      <text:p text:style-name="P150"><text:span text:style-name="T151">Комплект документации поставляться в составе дистрибутива. Документация оформляется в структуру файлов и каталогов в формате<text:s/></text:span><text:span text:style-name="T152">reStructuredText</text:span><text:span text:style-name="T153"><text:s/>и должна содержать с</text:span><text:span text:style-name="T154">ледующие пункты:</text:span></text:p>
      <text:p text:style-name="P155">- Описание процедуры установки необходимой версии интерпретатора Python.</text:p>
      <text:p text:style-name="P156">- Описание процедуры установки программы.</text:p>
      <text:p text:style-name="P157">- Общее описание процесса конвертирования.</text:p>
      <text:p text:style-name="P158">- Описание синтаксиса командной строки.</text:p>
      <text:p text:style-name="P159">- Описание подготовки исходных данных в<text:s/>зависимости от типа конвертируемой АТС.</text:p>
      <text:p text:style-name="P160">- Описание структуры шаблонов с правилами преобразования и заполнения.</text:p>
      <text:soft-page-break/>
      <text:p text:style-name="P161">- Описание вариантов использования конвертера.</text:p>
      <text:p text:style-name="P162">- Формат использования документации - статические HTML страницы.</text:p>
      <text:p text:style-name="P163"/>
      <text:p text:style-name="P164">1.6 Технико-экономические показатели</text:p>
      <text:p text:style-name="P165">Программа является узкоспециализированной и не имеет аналогов.</text:p>
      <text:p text:style-name="P166">Использование данной программы для конвертирования больших массивов данных в разы сокращает временной интервал процедуры подготовки и миграции абонентов, что уменьшает временные и ресурсные затраты персонала, а также позволяет максимально уменьшить время простоя связи для абонентов переключаемой АТС.</text:p>
      <text:p text:style-name="P167"/>
      <text:list text:style-name="LFO3" text:continue-numbering="true">
        <text:list-item>
          <text:list>
            <text:list-item>
              <text:p text:style-name="P168">Стадии и этапы разработки</text:p>
            </text:list-item>
          </text:list>
        </text:list-item>
      </text:list>
      <text:p text:style-name="P169">- Ознакомление со стандартами и протоколами VIMS, используемыми для миграции абонентов в БД, а также структурой исходных данных переключаемой АТС.</text:p>
      <text:p text:style-name="P170">- Разработка концептуальной модели функционирования будущей программы.</text:p>
      <text:p text:style-name="P171">- Непосредственная разработка законченного программного средства (рабочий проект).</text:p>
      <text:p text:style-name="P172">- Отладка и тестирование.</text:p>
      <text:p text:style-name="P173">- Внедрение.</text:p>
      <text:p text:style-name="P174"/>
      <text:p text:style-name="P175">2 Соглашение о требованиях</text:p>
      <text:p text:style-name="P176">2.1<text:s/>Описание программного изделия</text:p>
      <text:p text:style-name="P177">2.1.1 Наименование и шифры изделия</text:p>
      <text:soft-page-break/>
      <text:p text:style-name="P178"><text:span text:style-name="T179">2.1.1.1<text:s/></text:span><text:span text:style-name="T180">Полное наименование изделия</text:span></text:p>
      <text:p text:style-name="P181"><text:span text:style-name="T182">Переносимая программа конвертирования абонентской базы разных типов АТС в формат для импорта в виртуальный узел коммутации<text:s/></text:span><text:span text:style-name="T183">vIMS</text:span><text:span text:style-name="T184">.</text:span></text:p>
      <text:p text:style-name="P185">2.1.1.2 Сокращенные наименования</text:p>
      <text:p text:style-name="P186"><text:span text:style-name="T187">MigrateIMS</text:span><text:span text:style-name="T188">.</text:span></text:p>
      <text:p text:style-name="P189"><text:span text:style-name="T190">2.1.1.3 Шифры изделия</text:span></text:p>
      <text:p text:style-name="P191">Отсутствуют.</text:p>
      <text:p text:style-name="P192">2.1.1.4 Шифры проекта</text:p>
      <text:p text:style-name="P193">Отсутствуют.</text:p>
      <text:p text:style-name="P194">2.1.2 Краткое описание изделия</text:p>
      <text:p text:style-name="P195"><text:span text:style-name="T196">Конвертор<text:s/></text:span><text:span text:style-name="T197">MigrateIMS</text:span><text:span text:style-name="T198"><text:s/>предназначен для помощи техническому персоналу телефонных станций (далее – АТС), для выполнения</text:span><text:span text:style-name="T199"><text:s/>автоматического ко</text:span><text:span text:style-name="T200">нвертирования исходной базы абонентских номеров, существующего телефонного коммутационного оборудования (далее - АТС) в формат, используемый на виртуальной платформе коммутации (далее - <text:s/>vIMS), в процессе подготовки к переносу (далее – миграции).</text:span></text:p>
      <text:p text:style-name="P201"/>
      <text:p text:style-name="P202">2.1.3<text:s/>Сведения об авторском праве</text:p>
      <text:p text:style-name="P203">Не требуется.</text:p>
      <text:p text:style-name="P204"/>
      <text:p text:style-name="P205"/>
      <text:p text:style-name="P206">2.1.4 Результирующие компоненты изделия</text:p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columns-spanned="5" table:number-rows-spanned="11">
            <text:soft-page-break/>
            <text:p text:style-name="P221">Обозначения:</text:p>
            <text:p text:style-name="P222">Основное изделие – не используется для создания других изделий</text:p>
            <text:p text:style-name="P223"/>
            <text:p text:style-name="P224">Вспомогательное изделие – используется для создания других изделий</text:p>
            <text:p text:style-name="P225"/>
            <text:p text:style-name="P226">Уровень поддержки 1:<text:s/>удовлетворяются заявки на исправление дефектов; возможно сообщение об изменениях; принимаются заявки на расширение функциональных возможностей изделия</text:p>
            <text:p text:style-name="P227"/>
            <text:p text:style-name="P228">Уровень поддержки 2: удовлетворяются заявки на исправление дефектов; возможно сообщение об изменениях; заявки на расширение не принимаются</text:p>
            <text:p text:style-name="P229"/>
            <text:p text:style-name="P230">Уровень поддержки 3: удовлетворяются заявки на исправление дефектов</text:p>
            <text:p text:style-name="P231">Р – группа разработки</text:p>
          </table:table-cell>
          <table:covered-table-cell/>
          <table:covered-table-cell/>
          <table:covered-table-cell/>
          <table:covered-table-cell/>
          <table:table-cell table:style-name="TableCell232">
            <text:p text:style-name="P233"/>
          </table:table-cell>
          <table:table-cell table:style-name="TableCell234">
            <text:p text:style-name="P235">Формируется целиком</text:p>
          </table:table-cell>
          <table:table-cell table:style-name="TableCell236">
            <text:p text:style-name="P237">Модифицируется</text:p>
          </table:table-cell>
          <table:table-cell table:style-name="TableCell238">
            <text:p text:style-name="P239">Распространяется</text:p>
          </table:table-cell>
          <table:table-cell table:style-name="TableCell240">
            <text:p text:style-name="P241">Не распространяется</text:p>
          </table:table-cell>
          <table:table-cell table:style-name="TableCell242">
            <text:p text:style-name="P243">Ответственная группа</text:p>
          </table:table-cell>
        </table:table-row>
        <table:table-row table:style-name="TableRow244">
          <table:covered-table-cell>
            <text:p text:style-name="P245"/>
          </table:covered-table-cell>
          <table:covered-table-cell/>
          <table:covered-table-cell/>
          <table:covered-table-cell/>
          <table:covered-table-cell/>
          <table:table-cell table:style-name="TableCell246">
            <text:p text:style-name="P247">Спецификации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covered-table-cell>
            <text:p text:style-name="P259"/>
          </table:covered-table-cell>
          <table:covered-table-cell/>
          <table:covered-table-cell/>
          <table:covered-table-cell/>
          <table:covered-table-cell/>
          <table:table-cell table:style-name="TableCell260">
            <text:p text:style-name="P261">Внешняя<text:s/>спецификация</text:p>
          </table:table-cell>
          <table:table-cell table:style-name="TableCell262">
            <text:p text:style-name="P263">Х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Х</text:p>
          </table:table-cell>
          <table:table-cell table:style-name="TableCell270">
            <text:p text:style-name="P271">Р</text:p>
          </table:table-cell>
        </table:table-row>
        <table:table-row table:style-name="TableRow272">
          <table:covered-table-cell>
            <text:p text:style-name="P273"/>
          </table:covered-table-cell>
          <table:covered-table-cell/>
          <table:covered-table-cell/>
          <table:covered-table-cell/>
          <table:covered-table-cell/>
          <table:table-cell table:style-name="TableCell274">
            <text:p text:style-name="P275">Внутренняя спецификация</text:p>
          </table:table-cell>
          <table:table-cell table:style-name="TableCell276">
            <text:p text:style-name="P277">Х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>Х</text:p>
          </table:table-cell>
          <table:table-cell table:style-name="TableCell284">
            <text:p text:style-name="P285">Р</text:p>
          </table:table-cell>
        </table:table-row>
        <table:table-row table:style-name="TableRow286">
          <table:covered-table-cell>
            <text:p text:style-name="P287"/>
          </table:covered-table-cell>
          <table:covered-table-cell/>
          <table:covered-table-cell/>
          <table:covered-table-cell/>
          <table:covered-table-cell/>
          <table:table-cell table:style-name="TableCell288">
            <text:p text:style-name="P289">Спецификация испытаний (не надо)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P301"/>
          </table:covered-table-cell>
          <table:covered-table-cell/>
          <table:covered-table-cell/>
          <table:covered-table-cell/>
          <table:covered-table-cell/>
          <table:table-cell table:style-name="TableCell302">
            <text:p text:style-name="P303">Спецификация сопровождения (не надо)</text:p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covered-table-cell>
            <text:p text:style-name="P315"/>
          </table:covered-table-cell>
          <table:covered-table-cell/>
          <table:covered-table-cell/>
          <table:covered-table-cell/>
          <table:covered-table-cell/>
          <table:table-cell table:style-name="TableCell316">
            <text:p text:style-name="P317">Другие спецификации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covered-table-cell>
            <text:p text:style-name="P329"/>
          </table:covered-table-cell>
          <table:covered-table-cell/>
          <table:covered-table-cell/>
          <table:covered-table-cell/>
          <table:covered-table-cell/>
          <table:table-cell table:style-name="TableCell330">
            <text:p text:style-name="P331">Документация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  <table:table-row table:style-name="TableRow342">
          <table:covered-table-cell>
            <text:p text:style-name="P343"/>
          </table:covered-table-cell>
          <table:covered-table-cell/>
          <table:covered-table-cell/>
          <table:covered-table-cell/>
          <table:covered-table-cell/>
          <table:table-cell table:style-name="TableCell344">
            <text:p text:style-name="P345">Техническое описание системы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covered-table-cell>
            <text:p text:style-name="P357"/>
          </table:covered-table-cell>
          <table:covered-table-cell/>
          <table:covered-table-cell/>
          <table:covered-table-cell/>
          <table:covered-table-cell/>
          <table:table-cell table:style-name="TableCell358">
            <text:p text:style-name="P359">Справочное руководство</text:p>
          </table:table-cell>
          <table:table-cell table:style-name="TableCell360">
            <text:p text:style-name="P361">Х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Х</text:p>
          </table:table-cell>
          <table:table-cell table:style-name="TableCell366">
            <text:p text:style-name="P367"/>
          </table:table-cell>
          <table:table-cell table:style-name="TableCell368">
            <text:p text:style-name="P369">Р</text:p>
          </table:table-cell>
        </table:table-row>
        <table:table-row table:style-name="TableRow370">
          <table:covered-table-cell>
            <text:p text:style-name="P371"/>
          </table:covered-table-cell>
          <table:covered-table-cell/>
          <table:covered-table-cell/>
          <table:covered-table-cell/>
          <table:covered-table-cell/>
          <table:table-cell table:style-name="TableCell372">
            <text:p text:style-name="P373">Справочный буклет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 table:number-rows-spanned="3">
            <text:p text:style-name="P386">Тип</text:p>
            <text:soft-page-break/>
            <text:p text:style-name="P387">Изде-</text:p>
            <text:p text:style-name="P388">лия</text:p>
          </table:table-cell>
          <table:table-cell table:style-name="TableCell389" table:number-rows-spanned="2">
            <text:p text:style-name="P390">Основ-ное</text:p>
          </table:table-cell>
          <table:table-cell table:style-name="TableCell391" table:number-rows-spanned="2">
            <text:p text:style-name="P392">Х</text:p>
          </table:table-cell>
          <table:table-cell table:style-name="TableCell393" table:number-columns-spanned="2" table:number-rows-spanned="3">
            <text:p text:style-name="P394">Начальный</text:p>
            <text:soft-page-break/>
            <text:p text:style-name="P395">уровень</text:p>
            <text:p text:style-name="P396">поддержки</text:p>
          </table:table-cell>
          <table:covered-table-cell/>
          <table:table-cell table:style-name="TableCell397">
            <text:p text:style-name="P398">Руководство оператора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covered-table-cell>
            <text:p text:style-name="P410"/>
          </table:covered-table-cell>
          <table:covered-table-cell>
            <text:p text:style-name="P411"/>
          </table:covered-table-cell>
          <table:covered-table-cell>
            <text:p text:style-name="P412"/>
          </table:covered-table-cell>
          <table:covered-table-cell>
            <text:p text:style-name="P413"/>
          </table:covered-table-cell>
          <table:covered-table-cell/>
          <table:table-cell table:style-name="TableCell414">
            <text:p text:style-name="P415">Указатель системных сообщений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</table:table-row>
        <table:table-row table:style-name="TableRow426">
          <table:covered-table-cell>
            <text:p text:style-name="P427"/>
          </table:covered-table-cell>
          <table:table-cell table:style-name="TableCell428">
            <text:p text:style-name="P429">Вспо-мога-тельное</text:p>
          </table:table-cell>
          <table:table-cell table:style-name="TableCell430">
            <text:p text:style-name="P431"/>
          </table:table-cell>
          <table:covered-table-cell>
            <text:p text:style-name="P432"/>
          </table:covered-table-cell>
          <table:covered-table-cell/>
          <table:table-cell table:style-name="TableCell433">
            <text:p text:style-name="P434">Информационный листок выпуска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 table:number-columns-spanned="3" table:number-rows-spanned="9">
            <text:p text:style-name="P447"/>
          </table:table-cell>
          <table:covered-table-cell/>
          <table:covered-table-cell/>
          <table:table-cell table:style-name="TableCell448">
            <text:p text:style-name="P449">1</text:p>
          </table:table-cell>
          <table:table-cell table:style-name="TableCell450">
            <text:p text:style-name="P451">Х</text:p>
          </table:table-cell>
          <table:table-cell table:style-name="TableCell452">
            <text:p text:style-name="P453">Другие печатные издания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P465"/>
          </table:covered-table-cell>
          <table:covered-table-cell/>
          <table:covered-table-cell/>
          <table:table-cell table:style-name="TableCell466">
            <text:p text:style-name="P467">2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Рекламные<text:s/>материалы</text:p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  <table:table-row table:style-name="TableRow482">
          <table:covered-table-cell>
            <text:p text:style-name="P483"/>
          </table:covered-table-cell>
          <table:covered-table-cell/>
          <table:covered-table-cell/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>Программное обеспечение</text:p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covered-table-cell>
            <text:p text:style-name="P501"/>
          </table:covered-table-cell>
          <table:covered-table-cell/>
          <table:covered-table-cell/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>Листинги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</table:table-row>
        <table:table-row table:style-name="TableRow518">
          <table:covered-table-cell>
            <text:p text:style-name="P519"/>
          </table:covered-table-cell>
          <table:covered-table-cell/>
          <table:covered-table-cell/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>Исходные модули</text:p>
          </table:table-cell>
          <table:table-cell table:style-name="TableCell526">
            <text:p text:style-name="P527">Х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>Х</text:p>
          </table:table-cell>
          <table:table-cell table:style-name="TableCell534">
            <text:p text:style-name="P535">Р</text:p>
          </table:table-cell>
        </table:table-row>
        <table:table-row table:style-name="TableRow536">
          <table:covered-table-cell>
            <text:p text:style-name="P537"/>
          </table:covered-table-cell>
          <table:covered-table-cell/>
          <table:covered-table-cell/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>Объектные модули</text:p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</table:table-row>
        <table:table-row table:style-name="TableRow554">
          <table:covered-table-cell>
            <text:p text:style-name="P555"/>
          </table:covered-table-cell>
          <table:covered-table-cell/>
          <table:covered-table-cell/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>Контрольные примеры</text:p>
          </table:table-cell>
          <table:table-cell table:style-name="TableCell562">
            <text:p text:style-name="P563">Х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>Х</text:p>
          </table:table-cell>
          <table:table-cell table:style-name="TableCell570">
            <text:p text:style-name="P571">Р</text:p>
          </table:table-cell>
        </table:table-row>
        <table:table-row table:style-name="TableRow572">
          <table:covered-table-cell>
            <text:p text:style-name="P573"/>
          </table:covered-table-cell>
          <table:covered-table-cell/>
          <table:covered-table-cell/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>Средства разработки</text:p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</table:table-row>
        <table:table-row table:style-name="TableRow590">
          <table:covered-table-cell>
            <text:p text:style-name="P591"/>
          </table:covered-table-cell>
          <table:covered-table-cell/>
          <table:covered-table-cell/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>Прочие средства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</table:table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>2.2 Цели</text:p>
      <text:p text:style-name="P617"><text:span text:style-name="T618">Поставленной задачей было<text:s/></text:span><text:span text:style-name="T619">написание программы, представляющей собой систему по обработке и преобразованию исходных абонентских данных АТС разного типа в заранее определённый формат выходных данных, используемый для последующего добавления в БД<text:s/></text:span><text:span text:style-name="T620">vIMS</text:span><text:span text:style-name="T621">.</text:span></text:p>
      <text:p text:style-name="P622">2.2.1 Согласование заявок на проверку</text:p>
      <text:p text:style-name="P623">2.2.1.1 Отклоненные заявки</text:p>
      <text:p text:style-name="P624">Отсутствуют.</text:p>
      <text:p text:style-name="P625">2.2.1.2 Принятые заявки</text:p>
      <text:p text:style-name="P626">Отсутствуют.</text:p>
      <text:p text:style-name="P627">2.2.2 Согласование заявок на расширение функциональных</text:p>
      <text:p text:style-name="P628">возможностей изделия</text:p>
      <text:p text:style-name="P629">2.2.2.1 Отклонённые заявки</text:p>
      <text:p text:style-name="P630">Отсутствуют.</text:p>
      <text:p text:style-name="P631">2.2.2.2 Принятые заявки</text:p>
      <text:p text:style-name="P632">Отсутствуют.</text:p>
      <text:p text:style-name="P633">2.2.3 Согласование заявок на внесение исправлений</text:p>
      <text:p text:style-name="P634">2.2.3.1 Отклонённые заявки</text:p>
      <text:p text:style-name="P635">Отсутствуют.</text:p>
      <text:p text:style-name="P636">2.2.4 Согласование планов</text:p>
      <text:p text:style-name="P637">2.2.4.1 Исключённые пункты плана</text:p>
      <text:p text:style-name="P638">Отсутствуют.</text:p>
      <text:p text:style-name="P639">2.2.4.2 Включенные пункты плана</text:p>
      <text:soft-page-break/>
      <text:p text:style-name="P640">Отсутствуют.</text:p>
      <text:p text:style-name="P641">2.2.5 Перечень требований пользователя</text:p>
      <text:p text:style-name="P642">Заказчику требуется:</text:p>
      <text:p text:style-name="P643"><text:span text:style-name="T644">- Програм</text:span><text:span text:style-name="T645">ма должна работать под любой операционной системой семейства<text:s/></text:span><text:span text:style-name="T646">Windows</text:span><text:span text:style-name="T647"><text:s/>или<text:s/></text:span><text:span text:style-name="T648">Linux</text:span><text:span text:style-name="T649">.</text:span></text:p>
      <text:p text:style-name="P650">- Программа должна поддерживать гибкое формирование исходных конфигурационных данных, в том числе, для разных типов АТС, с учетом доступных в системе обработчиков исходных данных для данного типа АТС.</text:p>
      <text:p text:style-name="P651">2.2.6 Рассмотренные альтернативы</text:p>
      <text:p text:style-name="P652">Альтернатив нет. Приложение является узкоспециализированным.</text:p>
      <text:p text:style-name="P653">2.2.7 Окупаемость капиталовложений</text:p>
      <text:p text:style-name="P654">Капиталовложений нет.</text:p>
      <text:p text:style-name="P655">2.3 Стратегия</text:p>
      <text:p text:style-name="P656">2.3.1 Соглашения относительно представления материала</text:p>
      <text:p text:style-name="P657">2.3.1.1<text:s/>Обозначения</text:p>
      <text:p text:style-name="P658">В данном документе не используется никаких специальных обозначений.</text:p>
      <text:p text:style-name="P659">2.3.1.2 Терминология</text:p>
      <text:p text:style-name="P660">Вся специальная терминология определяется в контексте данного документа.</text:p>
      <text:p text:style-name="P661">2.3.2 Генерируемое программное обеспечение</text:p>
      <text:p text:style-name="P662">Не используется.</text:p>
      <text:p text:style-name="P663"/>
      <text:p text:style-name="P664"/>
      <text:p text:style-name="P665">2.3.3 Системное программное обеспечение</text:p>
      <text:p text:style-name="P666"/>
      <text:p text:style-name="P667"><text:span text:style-name="T668"><draw:custom-shape svg:x="2.64646in" svg:y="0.08189in" svg:width="1.98056in" svg:height="0.9125in" draw:z-index="251658240" draw:id="id0" draw:style-name="a0" draw:name="Прямоугольник 1" text:anchor-type="paragraph"><svg:title/><svg:desc/><text:p text:style-name="P669">2.3.3.1</text:p><text:p text:style-name="Обычный">Блок</text:p><text:p text:style-name="Обычный">вариантов использования</text:p><draw:enhanced-geometry draw:type="non-primitive" svg:viewBox="0 0 21600 21600" draw:enhanced-path="M 0 0 L 21600 0 21600 21600 0 21600 Z N"/></draw:custom-shape></text:span></text:p>
      <text:p text:style-name="P670"/>
      <text:p text:style-name="P671"><text:span text:style-name="T672"><draw:connector draw:type="line" svg:x1="3.7126in" svg:y1="0.13386in" svg:x2="3.7126in" svg:y2="0.454in" draw:z-index="12" draw:id="id1" draw:style-name="a1" draw:name="Прямая соединительная линия 21" text:anchor-type="paragraph"><svg:title/><svg:desc/></draw:connector></text:span></text:p>
      <text:p text:style-name="P673"><text:span text:style-name="T674"><draw:connector draw:type="line" svg:x1="6.31614in" svg:y1="0.01339in" svg:x2="6.31614in" svg:y2="0.44325in" draw:z-index="11" draw:id="id2" draw:style-name="a2" draw:name="Прямая соединительная линия 20" text:anchor-type="paragraph"><svg:title/><svg:desc/></draw:connector></text:span><text:span text:style-name="T675"><draw:connector draw:type="line" svg:x1="4.77835in" svg:y1="0.43492in" svg:x2="4.77835in" svg:y2="0.01339in" draw:z-index="10" draw:id="id3" draw:style-name="a3" draw:name="Прямая соединительная линия 19" text:anchor-type="paragraph"><svg:title/><svg:desc/></draw:connector></text:span><text:span text:style-name="T676"><draw:connector draw:type="line" svg:x1="3.31614in" svg:y1="0.44464in" svg:x2="3.31614in" svg:y2="0.01339in" draw:z-index="9" draw:id="id4" draw:style-name="a4" draw:name="Прямая соединительная линия 18" text:anchor-type="paragraph"><svg:title/><svg:desc/></draw:connector></text:span><text:span text:style-name="T677"><draw:connector draw:type="line" svg:x1="1.92992in" svg:y1="0.43594in" svg:x2="1.93895in" svg:y2="0.02205in" draw:z-index="8" draw:id="id5" draw:style-name="a5" draw:name="Прямая соединительная линия 17" text:anchor-type="paragraph"><svg:title/><svg:desc/></draw:connector></text:span><text:span text:style-name="T678"><draw:connector draw:type="line" svg:x1="0.60827in" svg:y1="0.02205in" svg:x2="0.60827in" svg:y2="0.43594in" draw:z-index="7" draw:id="id6" draw:style-name="a6" draw:name="Прямая соединительная линия 16" text:anchor-type="paragraph"><svg:title/><svg:desc/></draw:connector></text:span><text:span text:style-name="T679"><draw:connector draw:type="line" svg:x1="0.59843in" svg:y1="0.02163in" svg:x2="6.3144in" svg:y2="0.0126in" draw:z-index="6" draw:id="id7" draw:style-name="a7" draw:name="Прямая соединительная линия 15" text:anchor-type="paragraph"><svg:title/><svg:desc/></draw:connector></text:span><text:span text:style-name="T680"><draw:custom-shape svg:x="0in" svg:y="0.42835in" svg:width="1.24514in" svg:height="1.075in" draw:z-index="251659264" draw:id="id8" draw:style-name="a8" draw:name="Прямоугольник 3" text:anchor-type="paragraph"><svg:title/><svg:desc/><text:p text:style-name="P681">2.3.3.2</text:p><text:p text:style-name="Обычный">Блок конфигураций</text:p><draw:enhanced-geometry draw:type="non-primitive" svg:viewBox="0 0 21600 21600" draw:enhanced-path="M 0 0 L 21600 0 21600 21600 0 21600 Z N"/></draw:custom-shape></text:span></text:p>
      <text:p text:style-name="P682"><text:span text:style-name="T683"><draw:custom-shape svg:x="5.50472in" svg:y="0.00472in" svg:width="1.30139in" svg:height="1.06528in" draw:z-index="5" draw:id="id9" draw:style-name="a9" draw:name="Прямоугольник 7" text:anchor-type="paragraph"><svg:title/><svg:desc/><text:p text:style-name="P684">2.3.3.6</text:p><text:p text:style-name="Обычный">Блок чтения и записи данных</text:p><draw:enhanced-geometry draw:type="non-primitive" svg:viewBox="0 0 21600 21600" draw:enhanced-path="M 0 0 L 21600 0 21600 21600 0 21600 Z N"/></draw:custom-shape></text:span><text:span text:style-name="T685"><draw:custom-shape svg:x="4.11811in" svg:y="0.00472in" svg:width="1.29167in" svg:height="1.06528in" draw:z-index="4" draw:id="id10" draw:style-name="a10" draw:name="Прямоугольник 6" text:anchor-type="paragraph"><svg:title/><svg:desc/><text:p text:style-name="P686">2.3.3.5</text:p><text:p text:style-name="Обычный">Блок представления выходных данных, отчётов</text:p><draw:enhanced-geometry draw:type="non-primitive" svg:viewBox="0 0 21600 21600" draw:enhanced-path="M 0 0 L 21600 0 21600 21600 0 21600 Z N"/></draw:custom-shape></text:span><text:span text:style-name="T687"><draw:custom-shape svg:x="3.5in" svg:y="0.00472in" svg:width="1.24514in" svg:height="1.06528in" draw:z-index="3" draw:id="id11" draw:style-name="a11" draw:name="Прямоугольник 5" text:anchor-type="paragraph"><svg:title/><svg:desc/><text:p text:style-name="P688">2.3.3.4</text:p><text:p text:style-name="Обычный">Блок обработки входных данных АТС</text:p><draw:enhanced-geometry draw:type="non-primitive" svg:viewBox="0 0 21600 21600" draw:enhanced-path="M 0 0 L 21600 0 21600 21600 0 21600 Z N"/></draw:custom-shape></text:span><text:span text:style-name="T689"><draw:custom-shape svg:x="1.33465in" svg:y="0.00472in" svg:width="1.24514in" svg:height="1.06528in" draw:z-index="2" draw:id="id12" draw:style-name="a12" draw:name="Прямоугольник 4" text:anchor-type="paragraph"><svg:title/><svg:desc/><text:p text:style-name="P690">2.3.3.3</text:p><text:p text:style-name="Обычный">Блок<text:s/>интерфейса пользователя</text:p><draw:enhanced-geometry draw:type="non-primitive" svg:viewBox="0 0 21600 21600" draw:enhanced-path="M 0 0 L 21600 0 21600 21600 0 21600 Z N"/></draw:custom-shape></text:span></text:p>
      <text:p text:style-name="P691"/>
      <text:p text:style-name="P692"/>
      <text:p text:style-name="P693">2.3.3.1 Общие характеристики «Блок вариантов использования»</text:p>
      <text:p text:style-name="P694">2.3.3.1.1 Внешние ограничения</text:p>
      <text:p text:style-name="P695">2.3.3.1.1.1 Действующие стандарты</text:p>
      <text:p text:style-name="P696">Не используются.</text:p>
      <text:p text:style-name="P697">2.3.3.1.1.2 Ограничения на совместимость</text:p>
      <text:p text:style-name="P698">Не существует программных изделий, совместимых<text:s/>с данным программным продуктом.</text:p>
      <text:p text:style-name="P699">2.3.3.1.1.3 Программные ограничения</text:p>
      <text:p text:style-name="P700"><text:span text:style-name="T701">Данная программа работает с любыми операционными системами семейства<text:s/></text:span><text:span text:style-name="T702">Windows</text:span><text:span text:style-name="T703"><text:s/>или<text:s/></text:span><text:span text:style-name="T704">Linux</text:span><text:span text:style-name="T705">, поддерживающих работу языка программирования<text:s/></text:span><text:span text:style-name="T706">Python</text:span><text:span text:style-name="T707"><text:s/>не ниже версии 3.х.</text:span></text:p>
      <text:p text:style-name="P708">2.3.3.1.1.4 Аппаратные ограничения</text:p>
      <text:p text:style-name="P709"><text:span text:style-name="T710">Для эксплуатации разрабатываемого программного обеспечения<text:s/></text:span><text:span text:style-name="T711">IBM</text:span><text:span text:style-name="T712">-</text:span><text:span text:style-name="T713">PC</text:span><text:span text:style-name="T714"><text:s/>совместимый компьютер, поддерживающий архитектуру х86.</text:span></text:p>
      <text:p text:style-name="P715">2.3.3.1.2 Внешние характеристики</text:p>
      <text:p text:style-name="P716">2.3.3.1.2.1 Результаты работы блока вариантов использования</text:p>
      <text:soft-page-break/>
      <text:p text:style-name="P717">Обработанные данные абонентов<text:s/>формируются в список и передаются в блок представления выходных данных.</text:p>
      <text:p text:style-name="P718">2.3.3.1.2.2 Процессы блока вариантов использования</text:p>
      <text:p text:style-name="P719">Блок вариантов использования, выполняет обработку принятого списка номеров исходного формата, в новый формат, с учетом использования<text:s/>правил преобразования.</text:p>
      <text:p text:style-name="P720">2.3.3.1.2.3 Входы блока вариантов использования</text:p>
      <text:p text:style-name="P721">- Набор правил использования.</text:p>
      <text:p text:style-name="P722"><text:span text:style-name="T723">- Cписок обрабатываемых номеров.</text:span></text:p>
      <text:p text:style-name="P724">2.3.3.1.3 Эргономические характеристики</text:p>
      <text:p text:style-name="P725">2.3.3.1.3.1 Безопасность и секретность</text:p>
      <text:p text:style-name="P726">Программное обеспечение не предназначено для распространения в открытом виде. За сохранение конфиденциальной информации и распространение обрабатываемых данных несет ответственность пользователь.</text:p>
      <text:p text:style-name="P727">2.3.3.1.3.2 Надёжность</text:p>
      <text:p text:style-name="P728">Некорректность входных данных или содержание некорректных данных в конфигурации<text:s/>может приводить к сбою системы. В случае появления сбоя, для восстановления работоспособности выполняется устранением ошибок во входных данных или в конфигурации, на основании анализа сбоя. В программе реализуется контроль типа и значений в вводимых данных<text:s/>и конфигурации.</text:p>
      <text:p text:style-name="P729"><text:tab/>2.3.3.1.3.3 Рестарт</text:p>
      <text:p text:style-name="P730"><text:tab/>В программе отсутствует информация, которую периодически сохранять для возобновления работы после отказа блока питания компьютера. Все необходимые для работы данные содержатся в конфигурационных файлах, которые из самой программы не изменяются.</text:p>
      <text:p text:style-name="P731"><text:tab/>2.3.3.1.3.4 Соответствие требованиям заказчика</text:p>
      <text:soft-page-break/>
      <text:p text:style-name="P732">Система должна соответствовать требованиям технического задания.</text:p>
      <text:p text:style-name="P733"><text:tab/>2.3.3.1.3.5 Рабочие характеристики</text:p>
      <text:p text:style-name="P734"><text:tab/>Программа не накладывает никаких ограничений на конфигурацию, помимо ограничений, определяемых оборудованием.</text:p>
      <text:p text:style-name="P735"><text:tab/>2.3.3.1.3.6 Обеспечение эксплуатации</text:p>
      <text:p text:style-name="P736"><text:tab/>Никаких требований к условиям эксплуатации не выдвигается. Для выполнения работы требуется квалифицированный персонал.</text:p>
      <text:p text:style-name="P737"><text:span text:style-name="T738"><text:tab/>Работа программного изделия начинается с запуска исполняемого фай</text:span><text:span text:style-name="T739">ла. Вся информация о ходе работы записывается в лог-файл<text:s/></text:span><text:span text:style-name="T740">migrate</text:span><text:span text:style-name="T741">.</text:span><text:span text:style-name="T742">log</text:span><text:span text:style-name="T743">.<text:s/></text:span><text:span text:style-name="T744">Завершение работы программы происходит автоматически при завершении обработки всех исходных данных в консольном режиме работы или действиями оператора в графическом режиме.</text:span></text:p>
      <text:p text:style-name="P745"><text:tab/>2.3.3.1.3.7<text:s/>Мобильность</text:p>
      <text:p text:style-name="P746"><text:tab/>Данный программный продукт распространяется с открытым исходным кодом.</text:p>
      <text:p text:style-name="P747"><text:tab/>2.3.3.1.4 Внутренние характеристики</text:p>
      <text:p text:style-name="P748"><text:tab/>2.3.3.1.4.1 Удобство сопровождения</text:p>
      <text:p text:style-name="P749"><text:span text:style-name="T750"><text:tab/>Программы не компилируется. Команды выполняются непосредственно интерпретатором языка<text:s/></text:span><text:span text:style-name="T751">Python</text:span><text:span text:style-name="T752">, что<text:s/></text:span><text:span text:style-name="T753">дает разработчику или человеку, занимающемуся сопровождением данного ПО, достаточно полную информацию о работе программы.</text:span></text:p>
      <text:p text:style-name="P754"><text:tab/>2.3.3.1.4.2 Алгоритмы</text:p>
      <text:p text:style-name="P755"><text:tab/>Подлежат описанию во внутренней спецификации.</text:p>
      <text:p text:style-name="P756"/>
      <text:p text:style-name="P757">2.3.3.2 Общие характеристики функции «Блок конфигураций»</text:p>
      <text:p text:style-name="P758">Все<text:s/>пропущенные пункты см. в п.2.3.3.1.</text:p>
      <text:soft-page-break/>
      <text:p text:style-name="P759">2.3.3.2.2 Внешние характеристики</text:p>
      <text:p text:style-name="P760">2.3.3.2.2.1 Результаты работы блока конфигураций</text:p>
      <text:p text:style-name="P761">Формируется объект, содержащий все конфигурационные данные.</text:p>
      <text:p text:style-name="P762">2.3.3.2.2.2 Процессы блока конфигураций</text:p>
      <text:p text:style-name="P763">Блок конфигураций считывает о обрабатывает основной конфигурационный файл, в котором указаны ссылки на загрузку исходных данных и необходимых шаблонов конфигураций. Считанные данные формируются как атрибуты объекта конфигурации.</text:p>
      <text:p text:style-name="P764"><text:span text:style-name="T765">2.3.3.2.2.3 Входы блока конфигураций</text:span></text:p>
      <text:p text:style-name="P766">В качестве входных данных принимается словарь с исходными конфигурационными данными.</text:p>
      <text:p text:style-name="P767">2.3.3.3 Общие характеристики «Блок интерфейса пользователя»</text:p>
      <text:p text:style-name="P768">Все пропущенные пункты см. в п.2.3.3.1.</text:p>
      <text:p text:style-name="P769">2.3.3.3.2 Внешние характеристики</text:p>
      <text:p text:style-name="P770">2.3.3.3.2.1 Результаты работы блока интерфейса пользователя</text:p>
      <text:p text:style-name="P771">Результатом работы блока «Интерфейс пользователя» являются:</text:p>
      <text:p text:style-name="P772">- отображение на экране правил конфигурации и флагов(режимов) обработки подготавливаемых данных.</text:p>
      <text:p text:style-name="P773">- формирование и редактирование правил обработки в графическом режиме.</text:p>
      <text:p text:style-name="P774">- отображение процесса обработки(конвертирования) исходных данных.</text:p>
      <text:p text:style-name="P775">- просмотр лог-файла.</text:p>
      <text:p text:style-name="P776">2.3.3.3.2.2 Процессы блока интерфейса пользователя</text:p>
      <text:p text:style-name="P777">Блок «Интерфейс пользователя» выполняет следующие процессы:</text:p>
      <text:soft-page-break/>
      <text:p text:style-name="P778">- Преобразование в удобное для понимания представление конфигурационных данных и управления ими.</text:p>
      <text:p text:style-name="P779">- Обработка клавиш навигации.</text:p>
      <text:p text:style-name="P780">2.3.3.2.2.3 Входы блока интерфейса пользователя</text:p>
      <text:p text:style-name="P781">- Значения полей и флагов управления, введённые пользователем в графическом окне.</text:p>
      <text:p text:style-name="P782">- выходные данные потока обработки.</text:p>
      <text:p text:style-name="P783">2.3.3.4 Общие характеристики «Блок обработки входных<text:s/>данных АТС»</text:p>
      <text:p text:style-name="P784">Все пропущенные пункты см. в п.2.3.3.1.</text:p>
      <text:p text:style-name="P785">2.3.3.4.2 Внешние характеристики</text:p>
      <text:p text:style-name="P786">2.3.3.4.2.1 Результаты работы блока обработки входных данных АТС</text:p>
      <text:p text:style-name="P787">Формируется список объектов исходной базы данных.</text:p>
      <text:p text:style-name="P788">2.3.3.4.2.2 Процессы блока обработки входных данных АТС</text:p>
      <text:p text:style-name="P789">Блок «Обработки входных данных АТС» выполняет следующие процессы:</text:p>
      <text:p text:style-name="P790">- Обработка исходной базы номеров и вычисление необходимых свойств и атрибутов каждого номера.</text:p>
      <text:p text:style-name="P791">- Перенос обработанных данных абонентов в новую модель, использующуюся для дальнейшей обработки<text:s/>в конвертере.</text:p>
      <text:p text:style-name="P792">2.3.3.4.2.3 Входы блока обработки входных данных АТС</text:p>
      <text:p text:style-name="P793">В качестве входных данных принимается исходная база номеров АТС и конфигурационные данные.</text:p>
      <text:p text:style-name="P794">2.3.3.5 Общие характеристики «Блок представления выходных данных»</text:p>
      <text:p text:style-name="P795">Все пропущенные пункты см. в п.2.3.3.1.</text:p>
      <text:p text:style-name="P796">2.3.3.5.2 Внешние характеристики</text:p>
      <text:soft-page-break/>
      <text:p text:style-name="P797">2.3.3.5.2.1 Результаты работы блока представления выходных данных</text:p>
      <text:p text:style-name="P798"><text:span text:style-name="T799">На основании обработанной базы номеров, формируются списки объектов, с требуемым представлением данных, для последующего использования в импорте на<text:s/></text:span><text:span text:style-name="T800">vIMS</text:span><text:span text:style-name="T801">.</text:span></text:p>
      <text:p text:style-name="P802">2.3.3.5.2.2 Процессы блока представления выходных данных</text:p>
      <text:p text:style-name="P803">Используются следующие процессы:</text:p>
      <text:p text:style-name="P804"><text:span text:style-name="T805">- формирование объектов из обработанной базы номеров с использованием шаблонов конфигурации, в формат, необходимый для последующего импорта в БД<text:s/></text:span><text:span text:style-name="T806">vIMS</text:span><text:span text:style-name="T807">.</text:span></text:p>
      <text:p text:style-name="P808">2.3.3.5.2.3 Входы блока представления выходных данных</text:p>
      <text:p text:style-name="P809">В качестве входных данных принимается обработанный список номеров и шаблоны конфигурации.</text:p>
      <text:p text:style-name="P810">2.3.3.6 Общие характеристики функции «Блок чтения и записи данных»</text:p>
      <text:p text:style-name="P811">Все пропущенные пункты см. в п.2.3.3.1.</text:p>
      <text:p text:style-name="P812">2.3.3.6.2 Внешние характеристики</text:p>
      <text:p text:style-name="P813">2.3.3.6.2.1 Результаты работы блока чтения и записи данных</text:p>
      <text:p text:style-name="P814">Результатом работы «Блока чтения и записи данных» является запись или чтение указанных файлов в нужном формате.</text:p>
      <text:p text:style-name="P815"><text:s/>2.3.3.6.2.2 Процессы блока чтения и записи данных</text:p>
      <text:p text:style-name="P816">В блоке чтение<text:s/>и записи данных выполняются следующие процессы:</text:p>
      <text:p text:style-name="P817">- чтение указанных файлов в заданном формате.</text:p>
      <text:p text:style-name="P818">- запись данных в указанном формате.</text:p>
      <text:p text:style-name="P819">2.3.3.6.2.3 Входы блока чтения и записи данных</text:p>
      <text:p text:style-name="P820">Информация, подающаяся на входы блока чтения и записи данных, зависит от<text:s/>направления движения этих данных:</text:p>
      <text:soft-page-break/>
      <text:p text:style-name="P821">- Для чтения, на входы подаются данные о расположении запрашиваемого файла.</text:p>
      <text:p text:style-name="P822">- Для записи – имя файла и данные.</text:p>
      <text:p text:style-name="P823"/>
      <text:p text:style-name="P824">2.3.4 Внутренние ограничения</text:p>
      <text:p text:style-name="P825">Единственные ограничения, которые накладываются на данное ПО, связаны с ограничениями операционной системы (частота процессора, количество оперативной памяти и т.д.), влияющих на время обработки больших массивов данных.</text:p>
      <text:p text:style-name="P826">2.4 Используемые материалы</text:p>
      <text:p text:style-name="P827">2.4.1 Справочные документы</text:p>
      <text:p text:style-name="P828">Отсутствуют.</text:p>
      <text:p text:style-name="P829">2.5 Передача заказчику и ввод в действие</text:p>
      <text:p text:style-name="P830">2.5.1 Средства защиты права собственности на изделие</text:p>
      <text:p text:style-name="P831">Соблюдение прав собственности не требуется.</text:p>
      <text:p text:style-name="P832">2.5.2 Ресурсы, обеспечивающие ввод в действие</text:p>
      <text:p text:style-name="P833"><text:span text:style-name="T834">Для выполнения работы требуется квалифицированный персонал, знающий структуру данных переносимой АТС, а также, обладающий<text:s/></text:span><text:span text:style-name="T835">навыками работы на<text:s/></text:span><text:span text:style-name="T836">vIMS</text:span><text:span text:style-name="T837">.</text:span></text:p>
      <text:p text:style-name="P838"><text:span text:style-name="T839">ПО разворачивается и работает на любой ОС семейства<text:s/></text:span><text:span text:style-name="T840">Windows</text:span><text:span text:style-name="T841"><text:s/>или<text:s/></text:span><text:span text:style-name="T842">Linux</text:span><text:span text:style-name="T843">, поддерживающих работу языка программирования<text:s/></text:span><text:span text:style-name="T844">Python</text:span><text:span text:style-name="T845"><text:s/>не ниже версии 3.х.</text:span></text:p>
      <text:p text:style-name="P846">2.5.3 Носители информации</text:p>
      <text:p text:style-name="P847">В качестве носителя информации может использоваться любое доступное устройство хранения с возможность чтения и записи, а также разрешённых<text:s/><text:soft-page-break/>прав для доступа к данному носителю от имени пользователя запускающего ПО.</text:p>
      <text:p text:style-name="P848">2.6 Тактика</text:p>
      <text:p text:style-name="P849">2.6.1 Взаимосвязи</text:p>
      <text:p text:style-name="P850">2.6.1.1 Требуемые взаимосвязи</text:p>
      <text:p text:style-name="P851">Не выдвигаются требования к другим изделиям.</text:p>
      <text:p text:style-name="P852">2.6.1.2 Обеспечение взаимосвязи</text:p>
      <text:p text:style-name="P853">Требования других изделий к программе отсутствуют.</text:p>
      <text:p text:style-name="P854">2.6.2 Техническая ревизионная комиссия</text:p>
      <text:p text:style-name="P855">Создание ревизионной комиссии не требуется.</text:p>
      <text:p text:style-name="P856">2.6.3 Проверка изделия</text:p>
      <text:p text:style-name="P857">2.6.3.1 Уровни испытаний</text:p>
      <table:table table:style-name="Table858">
        <table:table-columns>
          <table:table-column table:style-name="TableColumn859"/>
          <table:table-column table:style-name="TableColumn860"/>
          <table:table-column table:style-name="TableColumn861"/>
          <table:table-column table:style-name="TableColumn862"/>
        </table:table-columns>
        <table:table-row table:style-name="TableRow863">
          <table:table-cell table:style-name="TableCell864" table:number-rows-spanned="2">
            <text:p text:style-name="P865">Категория испытаний</text:p>
          </table:table-cell>
          <table:table-cell table:style-name="TableCell866" table:number-columns-spanned="3">
            <text:p text:style-name="P867">Класс испытаний</text:p>
          </table:table-cell>
          <table:covered-table-cell/>
          <table:covered-table-cell/>
        </table:table-row>
        <table:table-row table:style-name="TableRow868">
          <table:covered-table-cell>
            <text:p text:style-name="P869"/>
          </table:covered-table-cell>
          <table:table-cell table:style-name="TableCell870">
            <text:p text:style-name="P871">А</text:p>
          </table:table-cell>
          <table:table-cell table:style-name="TableCell872">
            <text:p text:style-name="P873">В</text:p>
          </table:table-cell>
          <table:table-cell table:style-name="TableCell874">
            <text:p text:style-name="P875">С</text:p>
          </table:table-cell>
        </table:table-row>
        <table:table-row table:style-name="TableRow876">
          <table:table-cell table:style-name="TableCell877">
            <text:p text:style-name="P878">Демонстрация в действии</text:p>
          </table:table-cell>
          <table:table-cell table:style-name="TableCell879">
            <text:p text:style-name="P880"/>
          </table:table-cell>
          <table:table-cell table:style-name="TableCell881">
            <text:p text:style-name="P882">Р</text:p>
          </table:table-cell>
          <table:table-cell table:style-name="TableCell883">
            <text:p text:style-name="P884">/</text:p>
          </table:table-cell>
        </table:table-row>
        <table:table-row table:style-name="TableRow885">
          <table:table-cell table:style-name="TableCell886">
            <text:p text:style-name="P887">Аттестация</text:p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>/</text:p>
          </table:table-cell>
        </table:table-row>
        <table:table-row table:style-name="TableRow894">
          <table:table-cell table:style-name="TableCell895">
            <text:p text:style-name="P896">Полная функциональная проверка</text:p>
          </table:table-cell>
          <table:table-cell table:style-name="TableCell897">
            <text:p text:style-name="P898"/>
          </table:table-cell>
          <table:table-cell table:style-name="TableCell899">
            <text:p text:style-name="P900">Р</text:p>
          </table:table-cell>
          <table:table-cell table:style-name="TableCell901">
            <text:p text:style-name="P902">/</text:p>
          </table:table-cell>
        </table:table-row>
        <table:table-row table:style-name="TableRow903">
          <table:table-cell table:style-name="TableCell904">
            <text:p text:style-name="P905">Проверка новых свойств</text:p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>/</text:p>
          </table:table-cell>
        </table:table-row>
        <table:table-row table:style-name="TableRow912">
          <table:table-cell table:style-name="TableCell913">
            <text:p text:style-name="P914">Эксплуатационные испытания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>/</text:p>
          </table:table-cell>
        </table:table-row>
        <table:table-row table:style-name="TableRow921">
          <table:table-cell table:style-name="TableCell922">
            <text:p text:style-name="P923">Испытания надежности</text:p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>/</text:p>
          </table:table-cell>
        </table:table-row>
        <table:table-row table:style-name="TableRow930">
          <table:table-cell table:style-name="TableCell931">
            <text:p text:style-name="P932">Проверка устойчивости</text:p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>/</text:p>
          </table:table-cell>
        </table:table-row>
        <table:table-row table:style-name="TableRow939">
          <table:table-cell table:style-name="TableCell940">
            <text:p text:style-name="P941">Возвратная проверка</text:p>
          </table:table-cell>
          <table:table-cell table:style-name="TableCell942">
            <text:p text:style-name="P943"/>
          </table:table-cell>
          <table:table-cell table:style-name="TableCell944">
            <text:p text:style-name="P945"/>
          </table:table-cell>
          <table:table-cell table:style-name="TableCell946">
            <text:p text:style-name="P947">/</text:p>
          </table:table-cell>
        </table:table-row>
        <table:table-row table:style-name="TableRow948">
          <table:table-cell table:style-name="TableCell949">
            <text:p text:style-name="P950">Пусковые испытания</text:p>
          </table:table-cell>
          <table:table-cell table:style-name="TableCell951">
            <text:p text:style-name="P952"/>
          </table:table-cell>
          <table:table-cell table:style-name="TableCell953">
            <text:p text:style-name="P954"/>
          </table:table-cell>
          <table:table-cell table:style-name="TableCell955">
            <text:p text:style-name="P956">/</text:p>
          </table:table-cell>
        </table:table-row>
        <text:soft-page-break/>
        <table:table-row table:style-name="TableRow957">
          <table:table-cell table:style-name="TableCell958">
            <text:p text:style-name="P959">Испытания конфигураций</text:p>
          </table:table-cell>
          <table:table-cell table:style-name="TableCell960">
            <text:p text:style-name="P961"/>
          </table:table-cell>
          <table:table-cell table:style-name="TableCell962">
            <text:p text:style-name="P963">Р</text:p>
          </table:table-cell>
          <table:table-cell table:style-name="TableCell964">
            <text:p text:style-name="P965">/</text:p>
          </table:table-cell>
        </table:table-row>
        <table:table-row table:style-name="TableRow966">
          <table:table-cell table:style-name="TableCell967" table:number-columns-spanned="4">
            <text:p text:style-name="P968">Режимы испытаний</text:p>
            <text:p text:style-name="P969"><text:span text:style-name="T970">I</text:span><text:span text:style-name="T971"><text:s/>– проводятся группой испытаний <text:s text:c="13"/>( <text:s text:c="4"/>)</text:span></text:p>
            <text:p text:style-name="P972"><text:span text:style-name="T973">II</text:span><text:span text:style-name="T974"><text:s/>– контролируются группой испытаний <text:s text:c="3"/>(Х <text:s text:c="2"/>)</text:span></text:p>
            <text:p text:style-name="P975"><text:span text:style-name="T976">III</text:span><text:span text:style-name="T977"><text:s/>– группа испытаний не участвует <text:s text:c="2"/>( <text:s text:c="5"/>)</text:span></text:p>
          </table:table-cell>
          <table:covered-table-cell/>
          <table:covered-table-cell/>
          <table:covered-table-cell/>
        </table:table-row>
        <table:table-row table:style-name="TableRow978">
          <table:table-cell table:style-name="TableCell979" table:number-columns-spanned="4">
            <text:p text:style-name="P980">Подразделения, проводящие испытания</text:p>
            <text:p text:style-name="P981">Р – группа разработки</text:p>
            <text:p text:style-name="P982">И<text:s/>– группа испытаний</text:p>
            <text:p text:style-name="P983">О – группа обслуживания</text:p>
            <text:p text:style-name="P984">/ - испытания исключены</text:p>
          </table:table-cell>
          <table:covered-table-cell/>
          <table:covered-table-cell/>
          <table:covered-table-cell/>
        </table:table-row>
      </table:table>
      <text:p text:style-name="P985"/>
      <text:p text:style-name="P986">2.6.3.2 Эталоны для сравнения</text:p>
      <text:p text:style-name="P987">Отсутствуют.</text:p>
      <text:p text:style-name="P988">2.6.4 Обеспечение поддержки</text:p>
      <text:p text:style-name="P989">2.6.4.1 Мероприятия, обеспечивающие продвижение программного обеспечения на рынок – не производятся.</text:p>
      <text:p text:style-name="P990">2.6.4.2 Мероприятия, связанные с обучением</text:p>
      <text:p text:style-name="P991">Персонал, выполняющий миграцию номеров с <text:s/>использованием конвертера, требуется обучить приемам работы с ним и вариантам использования.</text:p>
      <text:p text:style-name="P992">2.6.4.3 Средства, обеспечивающие модернизацию программного изделия</text:p>
      <text:p text:style-name="P993">Не предусматриваются.</text:p>
      <text:p text:style-name="P994">2.7<text:s/>Извещение об изменении календарных сроков</text:p>
      <text:p text:style-name="P995"><text:span text:style-name="T996">Не предусматриваетс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21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benshchikov Oleg</meta:initial-creator>
    <dc:creator>Bubenshchikov Oleg</dc:creator>
    <meta:creation-date>2018-12-06T02:40:00Z</meta:creation-date>
    <dc:date>2018-12-06T02:42:00Z</dc:date>
    <meta:template xlink:href="Normal.dotm" xlink:type="simple"/>
    <meta:editing-cycles>3</meta:editing-cycles>
    <meta:editing-duration>PT120S</meta:editing-duration>
    <meta:document-statistic meta:page-count="21" meta:paragraph-count="39" meta:word-count="2965" meta:character-count="19829" meta:row-count="140" meta:non-whitespace-character-count="16903"/>
  </office:meta>
</office:document-meta>
</file>